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4.801cm" table:align="margins"/>
    </style:style>
    <style:style style:name="Tableau1.A" style:family="table-column">
      <style:table-column-properties style:column-width="3.701cm" style:rel-column-width="16383*"/>
    </style:style>
    <style:style style:name="Tableau1.B" style:family="table-column">
      <style:table-column-properties style:column-width="3.701cm" style:rel-column-width="16384*"/>
    </style:style>
    <style:style style:name="Tableau1.A1" style:family="table-cell">
      <style:table-cell-properties style:vertical-align="middle" fo:padding="0.097cm" fo:border="none"/>
    </style:style>
    <style:style style:name="Tableau1.B1" style:family="table-cell">
      <style:table-cell-properties fo:padding="0.097cm" fo:border="none"/>
    </style:style>
    <style:style style:name="Tableau1.C1" style:family="table-cell">
      <style:table-cell-properties fo:padding="0.097cm" fo:border="none"/>
    </style:style>
    <style:style style:name="Tableau1.B2" style:family="table-cell">
      <style:table-cell-properties fo:padding="0.097cm" fo:border="none"/>
    </style:style>
    <style:style style:name="Tableau1.C2" style:family="table-cell">
      <style:table-cell-properties fo:padding="0.097cm" fo:border="none"/>
    </style:style>
    <style:style style:name="Tableau1.D2" style:family="table-cell">
      <style:table-cell-properties fo:padding="0.097cm" fo:border="none"/>
    </style:style>
    <style:style style:name="Tableau1.B3" style:family="table-cell">
      <style:table-cell-properties fo:padding="0.097cm" fo:border="none"/>
    </style:style>
    <style:style style:name="Tableau1.C3" style:family="table-cell">
      <style:table-cell-properties fo:padding="0.097cm" fo:border-left="0.05pt solid #000000" fo:border-right="none" fo:border-top="0.05pt solid #000000" fo:border-bottom="0.05pt solid #000000"/>
    </style:style>
    <style:style style:name="Tableau1.D3" style:family="table-cell">
      <style:table-cell-properties fo:padding="0.097cm" fo:border="0.05pt solid #000000"/>
    </style:style>
    <style:style style:name="Tableau1.B4" style:family="table-cell">
      <style:table-cell-properties fo:padding="0.097cm" fo:border="none"/>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2" style:family="table">
      <style:table-properties style:width="14.801cm" table:align="margins"/>
    </style:style>
    <style:style style:name="Tableau2.A" style:family="table-column">
      <style:table-column-properties style:column-width="4.934cm" style:rel-column-width="21845*"/>
    </style:style>
    <style:style style:name="Tableau2.1" style:family="table-row">
      <style:table-row-properties style:min-row-height="0.794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2" style:family="table-row">
      <style:table-row-properties style:min-row-height="1.566cm"/>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au2.3" style:family="table-row">
      <style:table-row-properties style:min-row-height="1.699cm"/>
    </style:style>
    <style:style style:name="P1" style:family="paragraph" style:parent-style-name="Header">
      <style:paragraph-properties fo:text-align="center" style:justify-single-word="false"/>
      <style:text-properties fo:color="#808080" style:font-name="Source Sans Pro" fo:font-size="10.5pt" officeooo:rsid="00583be5" officeooo:paragraph-rsid="00583be5" style:font-size-asian="10.5pt" style:font-size-complex="10.5pt"/>
    </style:style>
    <style:style style:name="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3" style:family="paragraph" style:parent-style-name="Text_20_body">
      <style:text-properties fo:font-style="italic" officeooo:rsid="00c88091" officeooo:paragraph-rsid="00c88091" style:font-style-asian="italic" style:font-style-complex="italic"/>
    </style:style>
    <style:style style:name="P4" style:family="paragraph" style:parent-style-name="Text_20_body">
      <style:text-properties fo:font-style="italic" officeooo:rsid="00cf59eb" officeooo:paragraph-rsid="00cf59eb" style:font-style-asian="italic" style:font-style-complex="italic"/>
    </style:style>
    <style:style style:name="P5" style:family="paragraph" style:parent-style-name="Text_20_body">
      <style:text-properties fo:font-style="italic" fo:font-weight="normal" officeooo:rsid="012d5297" officeooo:paragraph-rsid="012d5297" style:font-style-asian="italic" style:font-weight-asian="normal" style:font-style-complex="italic" style:font-weight-complex="normal"/>
    </style:style>
    <style:style style:name="P6" style:family="paragraph" style:parent-style-name="Text_20_body">
      <style:text-properties fo:font-style="normal" officeooo:rsid="00ca15a8" officeooo:paragraph-rsid="00ca15a8" style:font-style-asian="normal" style:font-style-complex="normal"/>
    </style:style>
    <style:style style:name="P7" style:family="paragraph" style:parent-style-name="Text_20_body">
      <style:text-properties fo:font-style="normal" officeooo:rsid="00cd339b" officeooo:paragraph-rsid="00cd339b" style:font-style-asian="normal" style:font-style-complex="normal"/>
    </style:style>
    <style:style style:name="P8" style:family="paragraph" style:parent-style-name="Text_20_body">
      <style:text-properties fo:font-style="normal" officeooo:rsid="00cf59eb" officeooo:paragraph-rsid="00cf59eb" style:font-style-asian="normal" style:font-style-complex="normal"/>
    </style:style>
    <style:style style:name="P9" style:family="paragraph" style:parent-style-name="Text_20_body">
      <style:text-properties fo:font-style="normal" officeooo:rsid="00d3a6bb" officeooo:paragraph-rsid="00d3a6bb" style:font-style-asian="normal" style:font-style-complex="normal"/>
    </style:style>
    <style:style style:name="P10" style:family="paragraph" style:parent-style-name="Text_20_body">
      <style:text-properties fo:font-style="normal" officeooo:rsid="00d58fb1" officeooo:paragraph-rsid="00d58fb1" style:font-style-asian="normal" style:font-style-complex="normal"/>
    </style:style>
    <style:style style:name="P11" style:family="paragraph" style:parent-style-name="Text_20_body">
      <style:text-properties fo:font-style="normal" officeooo:rsid="00d7fa64" officeooo:paragraph-rsid="00d7fa64" style:font-style-asian="normal" style:font-style-complex="normal"/>
    </style:style>
    <style:style style:name="P12" style:family="paragraph" style:parent-style-name="Text_20_body">
      <style:text-properties fo:font-style="normal" officeooo:rsid="00d9e25b" officeooo:paragraph-rsid="00d9e25b" style:font-style-asian="normal" style:font-style-complex="normal"/>
    </style:style>
    <style:style style:name="P13" style:family="paragraph" style:parent-style-name="Text_20_body">
      <style:text-properties fo:font-style="normal" officeooo:rsid="00de2c9b" officeooo:paragraph-rsid="00dc5f91" style:font-style-asian="normal" style:font-style-complex="normal"/>
    </style:style>
    <style:style style:name="P14" style:family="paragraph" style:parent-style-name="Text_20_body">
      <style:text-properties fo:font-style="normal" officeooo:rsid="00e0f0c8" officeooo:paragraph-rsid="00e05f7d" style:font-style-asian="normal" style:font-style-complex="normal"/>
    </style:style>
    <style:style style:name="P15" style:family="paragraph" style:parent-style-name="Text_20_body">
      <style:text-properties fo:font-style="normal" officeooo:rsid="00e7228c" officeooo:paragraph-rsid="00e7228c" style:font-style-asian="normal" style:font-style-complex="normal"/>
    </style:style>
    <style:style style:name="P16" style:family="paragraph" style:parent-style-name="Text_20_body">
      <style:text-properties fo:font-style="normal" officeooo:rsid="00ea27b7" officeooo:paragraph-rsid="00ea27b7" style:font-style-asian="normal" style:font-style-complex="normal"/>
    </style:style>
    <style:style style:name="P17" style:family="paragraph" style:parent-style-name="Text_20_body">
      <style:text-properties fo:font-style="normal" officeooo:rsid="00f0ddc0" officeooo:paragraph-rsid="00f0ddc0" style:font-style-asian="normal" style:font-style-complex="normal"/>
    </style:style>
    <style:style style:name="P18" style:family="paragraph" style:parent-style-name="Text_20_body">
      <style:text-properties fo:font-style="normal" officeooo:rsid="00f20d47" officeooo:paragraph-rsid="00f20d47" style:font-style-asian="normal" style:font-style-complex="normal"/>
    </style:style>
    <style:style style:name="P19" style:family="paragraph" style:parent-style-name="Text_20_body">
      <style:text-properties fo:font-style="normal" officeooo:rsid="00f25dad" officeooo:paragraph-rsid="00f25dad" style:font-style-asian="normal" style:font-style-complex="normal"/>
    </style:style>
    <style:style style:name="P20" style:family="paragraph" style:parent-style-name="Text_20_body">
      <style:text-properties fo:font-style="normal" officeooo:rsid="00f73106" officeooo:paragraph-rsid="00f73106" style:font-style-asian="normal" style:font-style-complex="normal"/>
    </style:style>
    <style:style style:name="P21" style:family="paragraph" style:parent-style-name="Text_20_body">
      <style:paragraph-properties fo:text-align="end" style:justify-single-word="false"/>
      <style:text-properties fo:font-style="normal" officeooo:rsid="00f73106" officeooo:paragraph-rsid="00f73106" style:font-style-asian="normal" style:font-style-complex="normal"/>
    </style:style>
    <style:style style:name="P22" style:family="paragraph" style:parent-style-name="Text_20_body">
      <style:text-properties fo:font-style="normal" fo:font-weight="bold" officeooo:rsid="00f73106" officeooo:paragraph-rsid="00f73106" style:font-style-asian="normal" style:font-weight-asian="bold" style:font-style-complex="normal" style:font-weight-complex="bold"/>
    </style:style>
    <style:style style:name="P23" style:family="paragraph" style:parent-style-name="Text_20_body">
      <style:text-properties fo:font-style="normal" fo:font-weight="bold" officeooo:rsid="0108f28e" officeooo:paragraph-rsid="0108f28e" style:font-style-asian="normal" style:font-weight-asian="bold" style:font-style-complex="normal" style:font-weight-complex="bold"/>
    </style:style>
    <style:style style:name="P24" style:family="paragraph" style:parent-style-name="Text_20_body">
      <style:text-properties fo:font-style="normal" fo:font-weight="bold" officeooo:rsid="010c012e" officeooo:paragraph-rsid="010c012e" style:font-style-asian="normal" style:font-weight-asian="bold" style:font-style-complex="normal" style:font-weight-complex="bold"/>
    </style:style>
    <style:style style:name="P25" style:family="paragraph" style:parent-style-name="Text_20_body">
      <style:text-properties fo:font-style="normal" fo:font-weight="bold" officeooo:rsid="010e7d44" officeooo:paragraph-rsid="010e7d44" style:font-style-asian="normal" style:font-weight-asian="bold" style:font-style-complex="normal" style:font-weight-complex="bold"/>
    </style:style>
    <style:style style:name="P26" style:family="paragraph" style:parent-style-name="Text_20_body">
      <style:text-properties fo:font-style="normal" fo:font-weight="bold" officeooo:rsid="01108c62" officeooo:paragraph-rsid="01108c62" style:font-style-asian="normal" style:font-weight-asian="bold" style:font-style-complex="normal" style:font-weight-complex="bold"/>
    </style:style>
    <style:style style:name="P27" style:family="paragraph" style:parent-style-name="Text_20_body">
      <style:text-properties fo:font-style="normal" fo:font-weight="bold" officeooo:rsid="01228a9d" officeooo:paragraph-rsid="01228a9d" style:font-style-asian="normal" style:font-weight-asian="bold" style:font-style-complex="normal" style:font-weight-complex="bold"/>
    </style:style>
    <style:style style:name="P28" style:family="paragraph" style:parent-style-name="Text_20_body">
      <style:text-properties fo:font-style="normal" fo:font-weight="bold" officeooo:rsid="012c75e5" officeooo:paragraph-rsid="012c75e5" style:font-style-asian="normal" style:font-weight-asian="bold" style:font-style-complex="normal" style:font-weight-complex="bold"/>
    </style:style>
    <style:style style:name="P29" style:family="paragraph" style:parent-style-name="Text_20_body">
      <style:text-properties fo:font-style="normal" fo:font-weight="normal" officeooo:rsid="00f73106" officeooo:paragraph-rsid="00f73106" style:font-style-asian="normal" style:font-weight-asian="normal" style:font-style-complex="normal" style:font-weight-complex="normal"/>
    </style:style>
    <style:style style:name="P30" style:family="paragraph" style:parent-style-name="Text_20_body">
      <style:text-properties fo:font-style="normal" fo:font-weight="normal" officeooo:rsid="00fa0820" officeooo:paragraph-rsid="00fbb607" style:font-style-asian="normal" style:font-weight-asian="normal" style:font-style-complex="normal" style:font-weight-complex="normal"/>
    </style:style>
    <style:style style:name="P31" style:family="paragraph" style:parent-style-name="Text_20_body">
      <style:text-properties fo:font-style="normal" fo:font-weight="normal" officeooo:rsid="00fecdf2" officeooo:paragraph-rsid="00fecdf2" style:font-style-asian="normal" style:font-weight-asian="normal" style:font-style-complex="normal" style:font-weight-complex="normal"/>
    </style:style>
    <style:style style:name="P32" style:family="paragraph" style:parent-style-name="Text_20_body">
      <style:text-properties fo:font-style="normal" fo:font-weight="normal" officeooo:rsid="0100c927" officeooo:paragraph-rsid="0100c927" style:font-style-asian="normal" style:font-weight-asian="normal" style:font-style-complex="normal" style:font-weight-complex="normal"/>
    </style:style>
    <style:style style:name="P33" style:family="paragraph" style:parent-style-name="Text_20_body">
      <style:text-properties fo:font-style="normal" fo:font-weight="normal" officeooo:rsid="0100f8ae" officeooo:paragraph-rsid="0100f8ae" style:font-style-asian="normal" style:font-weight-asian="normal" style:font-style-complex="normal" style:font-weight-complex="normal"/>
    </style:style>
    <style:style style:name="P34" style:family="paragraph" style:parent-style-name="Text_20_body">
      <style:text-properties fo:font-style="normal" fo:font-weight="normal" officeooo:rsid="0100ffad" officeooo:paragraph-rsid="0100ffad" style:font-style-asian="normal" style:font-weight-asian="normal" style:font-style-complex="normal" style:font-weight-complex="normal"/>
    </style:style>
    <style:style style:name="P35" style:family="paragraph" style:parent-style-name="Text_20_body">
      <style:text-properties fo:font-style="normal" fo:font-weight="normal" officeooo:rsid="01108c62" officeooo:paragraph-rsid="01108c62" style:font-style-asian="normal" style:font-weight-asian="normal" style:font-style-complex="normal" style:font-weight-complex="normal"/>
    </style:style>
    <style:style style:name="P36" style:family="paragraph" style:parent-style-name="Text_20_body">
      <style:text-properties fo:font-style="normal" fo:font-weight="normal" officeooo:rsid="011205c7" officeooo:paragraph-rsid="011205c7" style:font-style-asian="normal" style:font-weight-asian="normal" style:font-style-complex="normal" style:font-weight-complex="normal"/>
    </style:style>
    <style:style style:name="P37" style:family="paragraph" style:parent-style-name="Text_20_body">
      <style:text-properties fo:font-style="normal" fo:font-weight="normal" officeooo:rsid="011301f1" officeooo:paragraph-rsid="011301f1" style:font-style-asian="normal" style:font-weight-asian="normal" style:font-style-complex="normal" style:font-weight-complex="normal"/>
    </style:style>
    <style:style style:name="P38" style:family="paragraph" style:parent-style-name="Text_20_body">
      <style:text-properties fo:font-style="normal" fo:font-weight="normal" officeooo:rsid="011544cb" officeooo:paragraph-rsid="011544cb" style:font-style-asian="normal" style:font-weight-asian="normal" style:font-style-complex="normal" style:font-weight-complex="normal"/>
    </style:style>
    <style:style style:name="P39" style:family="paragraph" style:parent-style-name="Text_20_body">
      <style:text-properties fo:font-style="normal" fo:font-weight="normal" officeooo:rsid="0118535d" officeooo:paragraph-rsid="0118535d" style:font-style-asian="normal" style:font-weight-asian="normal" style:font-style-complex="normal" style:font-weight-complex="normal"/>
    </style:style>
    <style:style style:name="P40" style:family="paragraph" style:parent-style-name="Text_20_body">
      <style:text-properties fo:font-style="normal" fo:font-weight="normal" officeooo:rsid="0118770a" officeooo:paragraph-rsid="0118770a" style:font-style-asian="normal" style:font-weight-asian="normal" style:font-style-complex="normal" style:font-weight-complex="normal"/>
    </style:style>
    <style:style style:name="P41" style:family="paragraph" style:parent-style-name="Text_20_body">
      <style:text-properties fo:font-style="normal" fo:font-weight="normal" officeooo:rsid="011a38b4" officeooo:paragraph-rsid="011a38b4" style:font-style-asian="normal" style:font-weight-asian="normal" style:font-style-complex="normal" style:font-weight-complex="normal"/>
    </style:style>
    <style:style style:name="P42" style:family="paragraph" style:parent-style-name="Text_20_body">
      <style:text-properties fo:font-style="normal" fo:font-weight="normal" officeooo:rsid="011f23c8" officeooo:paragraph-rsid="011f23c8" style:font-style-asian="normal" style:font-weight-asian="normal" style:font-style-complex="normal" style:font-weight-complex="normal"/>
    </style:style>
    <style:style style:name="P43" style:family="paragraph" style:parent-style-name="Text_20_body">
      <style:text-properties fo:font-style="normal" fo:font-weight="normal" officeooo:rsid="01295223" officeooo:paragraph-rsid="01295223" style:font-style-asian="normal" style:font-weight-asian="normal" style:font-style-complex="normal" style:font-weight-complex="normal"/>
    </style:style>
    <style:style style:name="P44" style:family="paragraph" style:parent-style-name="Text_20_body">
      <style:text-properties fo:font-style="normal" fo:font-weight="normal" officeooo:rsid="012a1a89" officeooo:paragraph-rsid="012a1a89" style:font-style-asian="normal" style:font-weight-asian="normal" style:font-style-complex="normal" style:font-weight-complex="normal"/>
    </style:style>
    <style:style style:name="P45" style:family="paragraph" style:parent-style-name="Text_20_body">
      <style:text-properties fo:font-style="normal" fo:font-weight="normal" officeooo:rsid="012ab092" officeooo:paragraph-rsid="012ab092" style:font-style-asian="normal" style:font-weight-asian="normal" style:font-style-complex="normal" style:font-weight-complex="normal"/>
    </style:style>
    <style:style style:name="P46" style:family="paragraph" style:parent-style-name="Text_20_body">
      <style:text-properties fo:font-style="normal" fo:font-weight="normal" officeooo:rsid="012ccd04" officeooo:paragraph-rsid="012ccd04" style:font-style-asian="normal" style:font-weight-asian="normal" style:font-style-complex="normal" style:font-weight-complex="normal"/>
    </style:style>
    <style:style style:name="P47" style:family="paragraph" style:parent-style-name="Text_20_body">
      <style:text-properties fo:font-style="normal" fo:font-weight="normal" officeooo:rsid="012f4329" officeooo:paragraph-rsid="012f4329" style:font-style-asian="normal" style:font-weight-asian="normal" style:font-style-complex="normal" style:font-weight-complex="normal"/>
    </style:style>
    <style:style style:name="P48" style:family="paragraph" style:parent-style-name="Text_20_body">
      <style:text-properties fo:font-style="normal" fo:font-weight="normal" officeooo:rsid="012d5297" officeooo:paragraph-rsid="012d5297" style:font-style-asian="normal" style:font-weight-asian="normal" style:font-style-complex="normal" style:font-weight-complex="normal"/>
    </style:style>
    <style:style style:name="P49" style:family="paragraph" style:parent-style-name="Text_20_body">
      <style:text-properties fo:font-style="normal" fo:font-weight="normal" officeooo:rsid="01014c5b" officeooo:paragraph-rsid="01014c5b" style:font-style-asian="normal" style:font-weight-asian="normal" style:font-style-complex="normal" style:font-weight-complex="normal"/>
    </style:style>
    <style:style style:name="P50" style:family="paragraph" style:parent-style-name="Text_20_body">
      <style:text-properties fo:font-style="normal" fo:font-weight="normal" officeooo:rsid="01034806" officeooo:paragraph-rsid="01034806" style:font-style-asian="normal" style:font-weight-asian="normal" style:font-style-complex="normal" style:font-weight-complex="normal"/>
    </style:style>
    <style:style style:name="P51" style:family="paragraph" style:parent-style-name="Text_20_body">
      <style:text-properties fo:font-style="normal" fo:font-weight="normal" officeooo:rsid="0108f28e" officeooo:paragraph-rsid="0108f28e" style:font-style-asian="normal" style:font-weight-asian="normal" style:font-style-complex="normal" style:font-weight-complex="normal"/>
    </style:style>
    <style:style style:name="P52" style:family="paragraph" style:parent-style-name="Text_20_body">
      <style:text-properties fo:font-style="normal" fo:font-weight="normal" officeooo:rsid="01102dd3" officeooo:paragraph-rsid="010e7d44" style:font-style-asian="normal" style:font-weight-asian="normal" style:font-style-complex="normal" style:font-weight-complex="normal"/>
    </style:style>
    <style:style style:name="P53" style:family="paragraph" style:parent-style-name="Text_20_body">
      <style:text-properties officeooo:rsid="00d9e25b" officeooo:paragraph-rsid="00d9e25b"/>
    </style:style>
    <style:style style:name="P54" style:family="paragraph" style:parent-style-name="Text_20_body">
      <style:paragraph-properties fo:text-align="center" style:justify-single-word="false"/>
      <style:text-properties officeooo:rsid="00dc5f91" officeooo:paragraph-rsid="00dc5f91"/>
    </style:style>
    <style:style style:name="P55" style:family="paragraph" style:parent-style-name="Text_20_body">
      <style:text-properties officeooo:rsid="00de42a0" officeooo:paragraph-rsid="00de42a0"/>
    </style:style>
    <style:style style:name="P56" style:family="paragraph" style:parent-style-name="Text_20_body">
      <style:text-properties officeooo:rsid="00e05f7d" officeooo:paragraph-rsid="00e05f7d"/>
    </style:style>
    <style:style style:name="P57" style:family="paragraph" style:parent-style-name="Text_20_body">
      <style:text-properties officeooo:rsid="013699dd" officeooo:paragraph-rsid="013699dd"/>
    </style:style>
    <style:style style:name="P58" style:family="paragraph" style:parent-style-name="Text_20_body" style:list-style-name="L1">
      <style:text-properties fo:font-style="normal" officeooo:rsid="00d9e25b" officeooo:paragraph-rsid="00d9e25b" style:font-style-asian="normal" style:font-style-complex="normal"/>
    </style:style>
    <style:style style:name="P59" style:family="paragraph" style:parent-style-name="Text_20_body">
      <style:text-properties fo:font-style="normal" officeooo:rsid="013699dd" officeooo:paragraph-rsid="013699dd" style:font-style-asian="normal" style:font-style-complex="normal"/>
    </style:style>
    <style:style style:name="P60" style:family="paragraph" style:parent-style-name="Text_20_body">
      <style:text-properties fo:font-style="normal" officeooo:rsid="0138b892" officeooo:paragraph-rsid="0138b892" style:font-style-asian="normal" style:font-style-complex="normal"/>
    </style:style>
    <style:style style:name="P61" style:family="paragraph" style:parent-style-name="Text_20_body">
      <style:text-properties fo:font-style="normal" officeooo:rsid="01390642" officeooo:paragraph-rsid="01390642" style:font-style-asian="normal" style:font-style-complex="normal"/>
    </style:style>
    <style:style style:name="P62" style:family="paragraph" style:parent-style-name="Text_20_body" style:list-style-name="L8">
      <style:text-properties fo:font-style="normal" officeooo:rsid="01390642" officeooo:paragraph-rsid="01390642" style:font-style-asian="normal" style:font-style-complex="normal"/>
    </style:style>
    <style:style style:name="P63" style:family="paragraph" style:parent-style-name="Text_20_body">
      <style:text-properties fo:font-style="normal" officeooo:rsid="013d9a61" officeooo:paragraph-rsid="013e2130" style:font-style-asian="normal" style:font-style-complex="normal"/>
    </style:style>
    <style:style style:name="P64" style:family="paragraph" style:parent-style-name="Text_20_body">
      <style:text-properties fo:font-style="normal" officeooo:rsid="013e2130" officeooo:paragraph-rsid="013e2130" style:font-style-asian="normal" style:font-style-complex="normal"/>
    </style:style>
    <style:style style:name="P65" style:family="paragraph" style:parent-style-name="Text_20_body">
      <style:text-properties fo:font-style="normal" officeooo:rsid="0142c281" officeooo:paragraph-rsid="0142c281" style:font-style-asian="normal" style:font-style-complex="normal"/>
    </style:style>
    <style:style style:name="P66" style:family="paragraph" style:parent-style-name="Text_20_body">
      <style:text-properties fo:font-style="normal" officeooo:rsid="0143fa7a" officeooo:paragraph-rsid="0143fa7a" style:font-style-asian="normal" style:font-style-complex="normal"/>
    </style:style>
    <style:style style:name="P67" style:family="paragraph" style:parent-style-name="Text_20_body">
      <style:text-properties fo:font-style="normal" officeooo:rsid="014587d8" officeooo:paragraph-rsid="014587d8" style:font-style-asian="normal" style:font-style-complex="normal"/>
    </style:style>
    <style:style style:name="P68" style:family="paragraph" style:parent-style-name="Text_20_body" style:list-style-name="L2">
      <style:text-properties fo:font-style="normal" fo:font-weight="normal" officeooo:rsid="00f73106" officeooo:paragraph-rsid="00f73106" style:font-style-asian="normal" style:font-weight-asian="normal" style:font-style-complex="normal" style:font-weight-complex="normal"/>
    </style:style>
    <style:style style:name="P69" style:family="paragraph" style:parent-style-name="Text_20_body" style:list-style-name="L4">
      <style:text-properties fo:font-style="normal" fo:font-weight="normal" officeooo:rsid="01034806" officeooo:paragraph-rsid="01034806" style:font-style-asian="normal" style:font-weight-asian="normal" style:font-style-complex="normal" style:font-weight-complex="normal"/>
    </style:style>
    <style:style style:name="P70" style:family="paragraph" style:parent-style-name="Text_20_body" style:list-style-name="L5">
      <style:text-properties fo:font-style="normal" fo:font-weight="normal" officeooo:rsid="0108f28e" officeooo:paragraph-rsid="0108f28e" style:font-style-asian="normal" style:font-weight-asian="normal" style:font-style-complex="normal" style:font-weight-complex="normal"/>
    </style:style>
    <style:style style:name="P71" style:family="paragraph" style:parent-style-name="Text_20_body" style:list-style-name="L6">
      <style:text-properties fo:font-style="normal" fo:font-weight="normal" officeooo:rsid="01247d12" officeooo:paragraph-rsid="01247d12" style:font-style-asian="normal" style:font-weight-asian="normal" style:font-style-complex="normal" style:font-weight-complex="normal"/>
    </style:style>
    <style:style style:name="P72" style:family="paragraph" style:parent-style-name="Text_20_body" style:list-style-name="L6">
      <style:text-properties fo:font-style="normal" fo:font-weight="normal" officeooo:rsid="01260da3" officeooo:paragraph-rsid="01260da3" style:font-style-asian="normal" style:font-weight-asian="normal" style:font-style-complex="normal" style:font-weight-complex="normal"/>
    </style:style>
    <style:style style:name="P73" style:family="paragraph" style:parent-style-name="Text_20_body" style:list-style-name="L6">
      <style:text-properties fo:font-style="normal" fo:font-weight="normal" officeooo:rsid="0128a802" officeooo:paragraph-rsid="0128a802" style:font-style-asian="normal" style:font-weight-asian="normal" style:font-style-complex="normal" style:font-weight-complex="normal"/>
    </style:style>
    <style:style style:name="P74" style:family="paragraph" style:parent-style-name="Text_20_body" style:list-style-name="L6">
      <style:text-properties fo:font-style="normal" fo:font-weight="normal" officeooo:rsid="01295223" officeooo:paragraph-rsid="01295223" style:font-style-asian="normal" style:font-weight-asian="normal" style:font-style-complex="normal" style:font-weight-complex="normal"/>
    </style:style>
    <style:style style:name="P75" style:family="paragraph" style:parent-style-name="Text_20_body" style:list-style-name="L7">
      <style:text-properties fo:font-style="normal" fo:font-weight="normal" officeooo:rsid="012ccd04" officeooo:paragraph-rsid="012ccd04" style:font-style-asian="normal" style:font-weight-asian="normal" style:font-style-complex="normal" style:font-weight-complex="normal"/>
    </style:style>
    <style:style style:name="P76" style:family="paragraph" style:parent-style-name="Text_20_body" style:list-style-name="L7">
      <style:text-properties fo:font-style="normal" fo:font-weight="normal" officeooo:rsid="012ccd04" officeooo:paragraph-rsid="0138b892" style:font-style-asian="normal" style:font-weight-asian="normal" style:font-style-complex="normal" style:font-weight-complex="normal"/>
    </style:style>
    <style:style style:name="P77" style:family="paragraph" style:parent-style-name="Text_20_body">
      <style:text-properties fo:font-style="normal" fo:font-weight="normal" officeooo:rsid="012ccd04" officeooo:paragraph-rsid="0138b892" style:font-style-asian="normal" style:font-weight-asian="normal" style:font-style-complex="normal" style:font-weight-complex="normal"/>
    </style:style>
    <style:style style:name="P78" style:family="paragraph" style:parent-style-name="Text_20_body" style:list-style-name="L3">
      <style:text-properties fo:font-style="normal" fo:font-weight="bold" officeooo:rsid="01014c5b" officeooo:paragraph-rsid="01014c5b" style:font-style-asian="normal" style:font-weight-asian="bold" style:font-style-complex="normal" style:font-weight-complex="bold"/>
    </style:style>
    <style:style style:name="P79" style:family="paragraph" style:parent-style-name="Text_20_body">
      <style:text-properties fo:font-style="normal" fo:font-weight="bold" officeooo:rsid="012c75e5" officeooo:paragraph-rsid="0138b892" style:font-style-asian="normal" style:font-weight-asian="bold" style:font-style-complex="normal" style:font-weight-complex="bold"/>
    </style:style>
    <style:style style:name="P80" style:family="paragraph" style:parent-style-name="Text_20_body" style:list-style-name="L3">
      <style:text-properties fo:font-weight="bold" officeooo:rsid="01014c5b" officeooo:paragraph-rsid="01014c5b" style:font-weight-asian="bold" style:font-weight-complex="bold"/>
    </style:style>
    <style:style style:name="P81" style:family="paragraph" style:parent-style-name="Text_20_body" style:list-style-name="L10">
      <style:text-properties fo:font-weight="bold" officeooo:paragraph-rsid="014587d8" style:font-weight-asian="bold" style:font-weight-complex="bold"/>
    </style:style>
    <style:style style:name="P82" style:family="paragraph" style:parent-style-name="Text_20_body" style:list-style-name="L10">
      <style:text-properties fo:font-weight="bold" officeooo:rsid="014587d8" officeooo:paragraph-rsid="014587d8" style:font-weight-asian="bold" style:font-weight-complex="bold"/>
    </style:style>
    <style:style style:name="P83" style:family="paragraph" style:parent-style-name="Text_20_body">
      <style:text-properties fo:font-weight="bold" officeooo:rsid="014b2e45" officeooo:paragraph-rsid="014b2e45" style:font-weight-asian="bold" style:font-weight-complex="bold"/>
    </style:style>
    <style:style style:name="P84" style:family="paragraph" style:parent-style-name="Text_20_body">
      <style:text-properties fo:font-weight="bold" officeooo:rsid="014bc3c3" officeooo:paragraph-rsid="014bc3c3" style:font-weight-asian="bold" style:font-weight-complex="bold"/>
    </style:style>
    <style:style style:name="P85" style:family="paragraph" style:parent-style-name="Text_20_body">
      <style:text-properties fo:font-weight="bold" officeooo:rsid="015a7906" officeooo:paragraph-rsid="015a7906" style:font-weight-asian="bold" style:font-weight-complex="bold"/>
    </style:style>
    <style:style style:name="P86" style:family="paragraph" style:parent-style-name="Text_20_body" style:list-style-name="L15">
      <style:text-properties fo:font-weight="bold" officeooo:rsid="015a7906" officeooo:paragraph-rsid="015a7906" style:font-weight-asian="bold" style:font-weight-complex="bold"/>
    </style:style>
    <style:style style:name="P87" style:family="paragraph" style:parent-style-name="Text_20_body">
      <style:text-properties fo:font-weight="bold" officeooo:rsid="015c73d5" officeooo:paragraph-rsid="015c73d5" style:font-weight-asian="bold" style:font-weight-complex="bold"/>
    </style:style>
    <style:style style:name="P88" style:family="paragraph" style:parent-style-name="Text_20_body">
      <style:text-properties fo:font-weight="bold" officeooo:rsid="01676cda" officeooo:paragraph-rsid="01676cda" style:font-weight-asian="bold" style:font-weight-complex="bold"/>
    </style:style>
    <style:style style:name="P89" style:family="paragraph" style:parent-style-name="Text_20_body">
      <style:text-properties fo:font-weight="bold" officeooo:rsid="0168c617" officeooo:paragraph-rsid="0168c617" style:font-weight-asian="bold" style:font-weight-complex="bold"/>
    </style:style>
    <style:style style:name="P90" style:family="paragraph" style:parent-style-name="Text_20_body">
      <style:text-properties fo:font-weight="bold" officeooo:rsid="018487da" officeooo:paragraph-rsid="018487da" style:font-weight-asian="bold" style:font-weight-complex="bold"/>
    </style:style>
    <style:style style:name="P91" style:family="paragraph" style:parent-style-name="Text_20_body">
      <style:text-properties fo:font-weight="bold" officeooo:rsid="01893267" officeooo:paragraph-rsid="01893267" style:font-weight-asian="bold" style:font-weight-complex="bold"/>
    </style:style>
    <style:style style:name="P92" style:family="paragraph" style:parent-style-name="Text_20_body">
      <style:text-properties fo:font-weight="bold" officeooo:rsid="018e943e" officeooo:paragraph-rsid="018e943e" style:font-weight-asian="bold" style:font-weight-complex="bold"/>
    </style:style>
    <style:style style:name="P93" style:family="paragraph" style:parent-style-name="Text_20_body">
      <style:text-properties fo:font-weight="bold" officeooo:rsid="01907077" officeooo:paragraph-rsid="01907077" style:font-weight-asian="bold" style:font-weight-complex="bold"/>
    </style:style>
    <style:style style:name="P94" style:family="paragraph" style:parent-style-name="Text_20_body">
      <style:text-properties fo:font-weight="bold" officeooo:rsid="01907077" officeooo:paragraph-rsid="0192cbe3" style:font-weight-asian="bold" style:font-weight-complex="bold"/>
    </style:style>
    <style:style style:name="P95" style:family="paragraph" style:parent-style-name="Text_20_body">
      <style:text-properties fo:font-weight="bold" officeooo:rsid="0196d79e" officeooo:paragraph-rsid="0196d79e" style:font-weight-asian="bold" style:font-weight-complex="bold"/>
    </style:style>
    <style:style style:name="P96" style:family="paragraph" style:parent-style-name="Text_20_body">
      <style:text-properties fo:font-weight="bold" officeooo:rsid="019c4fe0" officeooo:paragraph-rsid="019c4fe0" style:font-weight-asian="bold" style:font-weight-complex="bold"/>
    </style:style>
    <style:style style:name="P97" style:family="paragraph" style:parent-style-name="Text_20_body">
      <style:text-properties fo:font-weight="bold" officeooo:rsid="019e5608" officeooo:paragraph-rsid="019e5608" style:font-weight-asian="bold" style:font-weight-complex="bold"/>
    </style:style>
    <style:style style:name="P98" style:family="paragraph" style:parent-style-name="Text_20_body">
      <style:text-properties fo:font-weight="bold" officeooo:rsid="01a11799" officeooo:paragraph-rsid="01a11799" style:font-weight-asian="bold" style:font-weight-complex="bold"/>
    </style:style>
    <style:style style:name="P99" style:family="paragraph" style:parent-style-name="Text_20_body">
      <style:text-properties fo:font-weight="bold" officeooo:rsid="01a382b4" officeooo:paragraph-rsid="01a382b4" style:font-weight-asian="bold" style:font-weight-complex="bold"/>
    </style:style>
    <style:style style:name="P100" style:family="paragraph" style:parent-style-name="Text_20_body">
      <style:text-properties fo:font-weight="bold" officeooo:rsid="01a939ea" officeooo:paragraph-rsid="01a939ea" style:font-weight-asian="bold" style:font-weight-complex="bold"/>
    </style:style>
    <style:style style:name="P101" style:family="paragraph" style:parent-style-name="Text_20_body">
      <style:text-properties fo:font-weight="bold" officeooo:rsid="01a99af8" officeooo:paragraph-rsid="01a99af8" style:font-weight-asian="bold" style:font-weight-complex="bold"/>
    </style:style>
    <style:style style:name="P102" style:family="paragraph" style:parent-style-name="Text_20_body" style:list-style-name="L9">
      <style:text-properties officeooo:paragraph-rsid="013e2130"/>
    </style:style>
    <style:style style:name="P103" style:family="paragraph" style:parent-style-name="Text_20_body" style:list-style-name="L9">
      <style:text-properties officeooo:rsid="013e2130" officeooo:paragraph-rsid="013e2130"/>
    </style:style>
    <style:style style:name="P104" style:family="paragraph" style:parent-style-name="Text_20_body" style:list-style-name="L10">
      <style:text-properties officeooo:rsid="014587d8" officeooo:paragraph-rsid="014587d8"/>
    </style:style>
    <style:style style:name="P105" style:family="paragraph" style:parent-style-name="Text_20_body">
      <style:text-properties officeooo:rsid="014b2e45" officeooo:paragraph-rsid="014b2e45"/>
    </style:style>
    <style:style style:name="P106" style:family="paragraph" style:parent-style-name="Text_20_body">
      <style:text-properties fo:font-weight="normal" officeooo:rsid="014b2e45" officeooo:paragraph-rsid="014b2e45" style:font-weight-asian="normal" style:font-weight-complex="normal"/>
    </style:style>
    <style:style style:name="P107" style:family="paragraph" style:parent-style-name="Text_20_body">
      <style:text-properties fo:font-weight="normal" officeooo:rsid="014bc3c3" officeooo:paragraph-rsid="014bc3c3" style:font-weight-asian="normal" style:font-weight-complex="normal"/>
    </style:style>
    <style:style style:name="P108" style:family="paragraph" style:parent-style-name="Text_20_body">
      <style:text-properties fo:font-weight="normal" officeooo:rsid="014df13b" officeooo:paragraph-rsid="014fd589" style:font-weight-asian="normal" style:font-weight-complex="normal"/>
    </style:style>
    <style:style style:name="P109" style:family="paragraph" style:parent-style-name="Text_20_body">
      <style:text-properties fo:font-weight="normal" officeooo:rsid="0152483a" officeooo:paragraph-rsid="0152483a" style:font-weight-asian="normal" style:font-weight-complex="normal"/>
    </style:style>
    <style:style style:name="P110" style:family="paragraph" style:parent-style-name="Text_20_body" style:list-style-name="L12">
      <style:text-properties fo:font-weight="normal" officeooo:rsid="0152483a" officeooo:paragraph-rsid="0152483a" style:font-weight-asian="normal" style:font-weight-complex="normal"/>
    </style:style>
    <style:style style:name="P111" style:family="paragraph" style:parent-style-name="Text_20_body">
      <style:text-properties fo:font-weight="normal" officeooo:rsid="01553149" officeooo:paragraph-rsid="01553149" style:font-weight-asian="normal" style:font-weight-complex="normal"/>
    </style:style>
    <style:style style:name="P112" style:family="paragraph" style:parent-style-name="Text_20_body" style:list-style-name="L13">
      <style:text-properties fo:font-weight="normal" officeooo:rsid="01553149" officeooo:paragraph-rsid="01553149" style:font-weight-asian="normal" style:font-weight-complex="normal"/>
    </style:style>
    <style:style style:name="P113" style:family="paragraph" style:parent-style-name="Text_20_body">
      <style:text-properties fo:font-weight="normal" officeooo:rsid="01570dfe" officeooo:paragraph-rsid="01570dfe" style:font-weight-asian="normal" style:font-weight-complex="normal"/>
    </style:style>
    <style:style style:name="P114" style:family="paragraph" style:parent-style-name="Text_20_body" style:list-style-name="L14">
      <style:text-properties fo:font-weight="normal" officeooo:rsid="01570dfe" officeooo:paragraph-rsid="01570dfe" style:font-weight-asian="normal" style:font-weight-complex="normal"/>
    </style:style>
    <style:style style:name="P115" style:family="paragraph" style:parent-style-name="Text_20_body">
      <style:text-properties fo:font-weight="normal" officeooo:rsid="015c73d5" officeooo:paragraph-rsid="015c73d5" style:font-weight-asian="normal" style:font-weight-complex="normal"/>
    </style:style>
    <style:style style:name="P116" style:family="paragraph" style:parent-style-name="Text_20_body">
      <style:text-properties fo:font-weight="normal" officeooo:rsid="015d1fb0" officeooo:paragraph-rsid="015d1fb0" style:font-weight-asian="normal" style:font-weight-complex="normal"/>
    </style:style>
    <style:style style:name="P117" style:family="paragraph" style:parent-style-name="Text_20_body">
      <style:text-properties fo:font-weight="normal" officeooo:rsid="015f8af8" officeooo:paragraph-rsid="015f8af8" style:font-weight-asian="normal" style:font-weight-complex="normal"/>
    </style:style>
    <style:style style:name="P118" style:family="paragraph" style:parent-style-name="Text_20_body" style:list-style-name="L16">
      <style:text-properties fo:font-weight="normal" officeooo:rsid="0160eaef" officeooo:paragraph-rsid="0160eaef" style:font-weight-asian="normal" style:font-weight-complex="normal"/>
    </style:style>
    <style:style style:name="P119" style:family="paragraph" style:parent-style-name="Text_20_body" style:list-style-name="L16">
      <style:text-properties fo:font-weight="normal" officeooo:rsid="0160eaef" officeooo:paragraph-rsid="0163a637" style:font-weight-asian="normal" style:font-weight-complex="normal"/>
    </style:style>
    <style:style style:name="P120" style:family="paragraph" style:parent-style-name="Text_20_body">
      <style:text-properties fo:font-weight="normal" officeooo:rsid="0160eaef" officeooo:paragraph-rsid="0160eaef" style:font-weight-asian="normal" style:font-weight-complex="normal"/>
    </style:style>
    <style:style style:name="P121" style:family="paragraph" style:parent-style-name="Text_20_body" style:list-style-name="L16">
      <style:text-properties fo:font-weight="normal" officeooo:rsid="0163a637" officeooo:paragraph-rsid="0163a637" style:font-weight-asian="normal" style:font-weight-complex="normal"/>
    </style:style>
    <style:style style:name="P122" style:family="paragraph" style:parent-style-name="Text_20_body" style:list-style-name="L16">
      <style:text-properties fo:font-weight="normal" officeooo:rsid="016433e0" officeooo:paragraph-rsid="016433e0" style:font-weight-asian="normal" style:font-weight-complex="normal"/>
    </style:style>
    <style:style style:name="P123" style:family="paragraph" style:parent-style-name="Text_20_body" style:list-style-name="L16">
      <style:text-properties fo:font-weight="normal" officeooo:rsid="0166a6dd" officeooo:paragraph-rsid="0166a6dd" style:font-weight-asian="normal" style:font-weight-complex="normal"/>
    </style:style>
    <style:style style:name="P124" style:family="paragraph" style:parent-style-name="Text_20_body" style:list-style-name="L16">
      <style:text-properties fo:font-weight="normal" officeooo:rsid="01676cda" officeooo:paragraph-rsid="01676cda" style:font-weight-asian="normal" style:font-weight-complex="normal"/>
    </style:style>
    <style:style style:name="P125" style:family="paragraph" style:parent-style-name="Text_20_body">
      <style:text-properties fo:font-weight="normal" officeooo:rsid="0168c617" officeooo:paragraph-rsid="0168c617" style:font-weight-asian="normal" style:font-weight-complex="normal"/>
    </style:style>
    <style:style style:name="P126" style:family="paragraph" style:parent-style-name="Text_20_body">
      <style:text-properties fo:font-weight="normal" officeooo:rsid="01693afd" officeooo:paragraph-rsid="01693afd" style:font-weight-asian="normal" style:font-weight-complex="normal"/>
    </style:style>
    <style:style style:name="P127" style:family="paragraph" style:parent-style-name="Text_20_body" style:list-style-name="L17">
      <style:text-properties fo:font-weight="normal" officeooo:rsid="0181782a" officeooo:paragraph-rsid="0181782a" style:font-weight-asian="normal" style:font-weight-complex="normal"/>
    </style:style>
    <style:style style:name="P128" style:family="paragraph" style:parent-style-name="Text_20_body">
      <style:text-properties fo:font-weight="normal" officeooo:rsid="0181782a" officeooo:paragraph-rsid="0181782a" style:font-weight-asian="normal" style:font-weight-complex="normal"/>
    </style:style>
    <style:style style:name="P129" style:family="paragraph" style:parent-style-name="Text_20_body">
      <style:text-properties fo:font-weight="normal" officeooo:rsid="0182b6de" officeooo:paragraph-rsid="0182b6de" style:font-weight-asian="normal" style:font-weight-complex="normal"/>
    </style:style>
    <style:style style:name="P130" style:family="paragraph" style:parent-style-name="Text_20_body" style:list-style-name="L19">
      <style:text-properties fo:font-weight="normal" officeooo:rsid="018487da" officeooo:paragraph-rsid="018487da" style:font-weight-asian="normal" style:font-weight-complex="normal"/>
    </style:style>
    <style:style style:name="P131" style:family="paragraph" style:parent-style-name="Text_20_body" style:list-style-name="L19">
      <style:text-properties fo:font-weight="normal" officeooo:rsid="0186a5cf" officeooo:paragraph-rsid="0186a5cf" style:font-weight-asian="normal" style:font-weight-complex="normal"/>
    </style:style>
    <style:style style:name="P132" style:family="paragraph" style:parent-style-name="Text_20_body">
      <style:text-properties fo:font-weight="normal" officeooo:rsid="0186a5cf" officeooo:paragraph-rsid="0186a5cf" style:font-weight-asian="normal" style:font-weight-complex="normal"/>
    </style:style>
    <style:style style:name="P133" style:family="paragraph" style:parent-style-name="Text_20_body" style:list-style-name="L19">
      <style:text-properties fo:font-weight="normal" officeooo:rsid="01893267" officeooo:paragraph-rsid="01893267" style:font-weight-asian="normal" style:font-weight-complex="normal"/>
    </style:style>
    <style:style style:name="P134" style:family="paragraph" style:parent-style-name="Text_20_body" style:list-style-name="L19">
      <style:text-properties fo:font-weight="normal" officeooo:rsid="0189e9d0" officeooo:paragraph-rsid="0189e9d0" style:font-weight-asian="normal" style:font-weight-complex="normal"/>
    </style:style>
    <style:style style:name="P135" style:family="paragraph" style:parent-style-name="Text_20_body" style:list-style-name="L19">
      <style:text-properties fo:font-weight="normal" officeooo:rsid="0189e9d0" officeooo:paragraph-rsid="018e943e" style:font-weight-asian="normal" style:font-weight-complex="normal"/>
    </style:style>
    <style:style style:name="P136" style:family="paragraph" style:parent-style-name="Text_20_body">
      <style:text-properties fo:font-weight="normal" officeooo:rsid="0189e9d0" officeooo:paragraph-rsid="018e943e" style:font-weight-asian="normal" style:font-weight-complex="normal"/>
    </style:style>
    <style:style style:name="P137" style:family="paragraph" style:parent-style-name="Text_20_body">
      <style:text-properties fo:font-weight="normal" officeooo:rsid="01907077" officeooo:paragraph-rsid="0192cbe3" style:font-weight-asian="normal" style:font-weight-complex="normal"/>
    </style:style>
    <style:style style:name="P138" style:family="paragraph" style:parent-style-name="Text_20_body">
      <style:text-properties fo:font-weight="normal" officeooo:rsid="0196d79e" officeooo:paragraph-rsid="0196d79e" style:font-weight-asian="normal" style:font-weight-complex="normal"/>
    </style:style>
    <style:style style:name="P139" style:family="paragraph" style:parent-style-name="Text_20_body" style:list-style-name="L22">
      <style:text-properties fo:font-weight="normal" officeooo:rsid="0196d79e" officeooo:paragraph-rsid="0196d79e" style:font-weight-asian="normal" style:font-weight-complex="normal"/>
    </style:style>
    <style:style style:name="P140" style:family="paragraph" style:parent-style-name="Text_20_body">
      <style:text-properties fo:font-weight="normal" officeooo:rsid="019c4fe0" officeooo:paragraph-rsid="019c4fe0" style:font-weight-asian="normal" style:font-weight-complex="normal"/>
    </style:style>
    <style:style style:name="P141" style:family="paragraph" style:parent-style-name="Text_20_body" style:list-style-name="L23">
      <style:text-properties fo:font-weight="normal" officeooo:rsid="019c4fe0" officeooo:paragraph-rsid="019c4fe0" style:font-weight-asian="normal" style:font-weight-complex="normal"/>
    </style:style>
    <style:style style:name="P142" style:family="paragraph" style:parent-style-name="Text_20_body" style:list-style-name="L24">
      <style:text-properties fo:font-weight="normal" officeooo:rsid="01a11799" officeooo:paragraph-rsid="01a11799" style:font-weight-asian="normal" style:font-weight-complex="normal"/>
    </style:style>
    <style:style style:name="P143" style:family="paragraph" style:parent-style-name="Text_20_body">
      <style:text-properties fo:font-weight="normal" officeooo:rsid="01a5f856" officeooo:paragraph-rsid="01a5f856" style:font-weight-asian="normal" style:font-weight-complex="normal"/>
    </style:style>
    <style:style style:name="P144" style:family="paragraph" style:parent-style-name="Text_20_body" style:list-style-name="L25">
      <style:text-properties fo:font-weight="normal" officeooo:rsid="01a99af8" officeooo:paragraph-rsid="01a99af8" style:font-weight-asian="normal" style:font-weight-complex="normal"/>
    </style:style>
    <style:style style:name="P145" style:family="paragraph" style:parent-style-name="Text_20_body">
      <style:text-properties fo:font-style="italic" fo:font-weight="normal" officeooo:rsid="016a4202" officeooo:paragraph-rsid="016a4202" style:font-style-asian="italic" style:font-weight-asian="normal" style:font-style-complex="italic" style:font-weight-complex="normal"/>
    </style:style>
    <style:style style:name="P146" style:family="paragraph" style:parent-style-name="Text_20_body">
      <style:paragraph-properties fo:margin-left="1.251cm" fo:margin-right="0cm" fo:text-indent="0cm" style:auto-text-indent="false"/>
      <style:text-properties fo:font-weight="bold" officeooo:rsid="014b2e45" officeooo:paragraph-rsid="014b2e45" style:font-weight-asian="bold" style:font-weight-complex="bold"/>
    </style:style>
    <style:style style:name="P147" style:family="paragraph" style:parent-style-name="Text_20_body">
      <style:paragraph-properties fo:margin-left="1.251cm" fo:margin-right="0cm" fo:text-indent="0cm" style:auto-text-indent="false"/>
      <style:text-properties fo:font-weight="bold" officeooo:rsid="01a57d71" officeooo:paragraph-rsid="01a57d71" style:font-weight-asian="bold" style:font-weight-complex="bold"/>
    </style:style>
    <style:style style:name="P148" style:family="paragraph" style:parent-style-name="Text_20_body">
      <style:paragraph-properties fo:margin-left="1.251cm" fo:margin-right="0cm" fo:text-indent="0cm" style:auto-text-indent="false"/>
      <style:text-properties fo:font-weight="bold" officeooo:rsid="01a5f856" officeooo:paragraph-rsid="01a5f856" style:font-weight-asian="bold" style:font-weight-complex="bold"/>
    </style:style>
    <style:style style:name="P149" style:family="paragraph" style:parent-style-name="Text_20_body">
      <style:paragraph-properties fo:margin-left="1.251cm" fo:margin-right="0cm" fo:text-indent="0cm" style:auto-text-indent="false"/>
      <style:text-properties fo:font-weight="bold" officeooo:rsid="01a8b9d2" officeooo:paragraph-rsid="01a8b9d2" style:font-weight-asian="bold" style:font-weight-complex="bold"/>
    </style:style>
    <style:style style:name="P150" style:family="paragraph" style:parent-style-name="Text_20_body">
      <style:paragraph-properties fo:margin-left="1.251cm" fo:margin-right="0cm" fo:text-indent="0cm" style:auto-text-indent="false"/>
      <style:text-properties fo:font-weight="normal" officeooo:rsid="016a4202" officeooo:paragraph-rsid="016a4202" style:font-weight-asian="normal" style:font-weight-complex="normal"/>
    </style:style>
    <style:style style:name="P151" style:family="paragraph" style:parent-style-name="Text_20_body">
      <style:paragraph-properties fo:margin-left="1.251cm" fo:margin-right="0cm" fo:text-indent="0cm" style:auto-text-indent="false"/>
      <style:text-properties fo:font-weight="normal" officeooo:rsid="016c80bb" officeooo:paragraph-rsid="016c80bb" style:font-weight-asian="normal" style:font-weight-complex="normal"/>
    </style:style>
    <style:style style:name="P152" style:family="paragraph" style:parent-style-name="Text_20_body">
      <style:paragraph-properties fo:margin-left="0cm" fo:margin-right="0cm" fo:text-indent="0cm" style:auto-text-indent="false"/>
      <style:text-properties fo:font-weight="normal" officeooo:rsid="016a4202" officeooo:paragraph-rsid="016a4202" style:font-weight-asian="normal" style:font-weight-complex="normal"/>
    </style:style>
    <style:style style:name="P153" style:family="paragraph" style:parent-style-name="Text_20_body">
      <style:paragraph-properties fo:margin-left="0cm" fo:margin-right="0cm" fo:text-indent="0cm" style:auto-text-indent="false"/>
      <style:text-properties fo:font-weight="normal" officeooo:rsid="017927b8" officeooo:paragraph-rsid="017927b8" style:font-weight-asian="normal" style:font-weight-complex="normal"/>
    </style:style>
    <style:style style:name="P154" style:family="paragraph" style:parent-style-name="Text_20_body">
      <style:paragraph-properties fo:margin-left="0cm" fo:margin-right="0cm" fo:text-indent="0cm" style:auto-text-indent="false"/>
      <style:text-properties fo:font-weight="normal" officeooo:rsid="01795fd4" officeooo:paragraph-rsid="01795fd4" style:font-weight-asian="normal" style:font-weight-complex="normal"/>
    </style:style>
    <style:style style:name="P155" style:family="paragraph" style:parent-style-name="Text_20_body">
      <style:paragraph-properties fo:margin-left="0cm" fo:margin-right="0cm" fo:text-indent="0cm" style:auto-text-indent="false"/>
      <style:text-properties fo:font-weight="normal" officeooo:rsid="018007be" officeooo:paragraph-rsid="018007be" style:font-weight-asian="normal" style:font-weight-complex="normal"/>
    </style:style>
    <style:style style:name="P156" style:family="paragraph" style:parent-style-name="Text_20_body">
      <style:paragraph-properties fo:margin-left="0cm" fo:margin-right="0cm" fo:text-indent="0cm" style:auto-text-indent="false"/>
      <style:text-properties fo:font-style="italic" fo:font-weight="normal" officeooo:rsid="016ad8b0" officeooo:paragraph-rsid="016ad8b0" style:font-style-asian="italic" style:font-weight-asian="normal" style:font-style-complex="italic" style:font-weight-complex="normal"/>
    </style:style>
    <style:style style:name="P157" style:family="paragraph" style:parent-style-name="Text_20_body">
      <style:paragraph-properties fo:margin-left="0cm" fo:margin-right="0cm" fo:text-indent="0cm" style:auto-text-indent="false"/>
      <style:text-properties fo:font-weight="bold" officeooo:rsid="0178d002" officeooo:paragraph-rsid="0178d002" style:font-weight-asian="bold" style:font-weight-complex="bold"/>
    </style:style>
    <style:style style:name="P158" style:family="paragraph" style:parent-style-name="Text_20_body">
      <style:paragraph-properties fo:margin-left="0cm" fo:margin-right="0cm" fo:text-indent="0cm" style:auto-text-indent="false"/>
      <style:text-properties fo:font-weight="bold" officeooo:rsid="018007be" officeooo:paragraph-rsid="018007be" style:font-weight-asian="bold" style:font-weight-complex="bold"/>
    </style:style>
    <style:style style:name="P159" style:family="paragraph" style:parent-style-name="Text_20_body">
      <style:paragraph-properties fo:margin-left="0cm" fo:margin-right="0cm" fo:text-indent="0cm" style:auto-text-indent="false"/>
      <style:text-properties fo:font-weight="bold" officeooo:rsid="018130d2" officeooo:paragraph-rsid="018130d2" style:font-weight-asian="bold" style:font-weight-complex="bold"/>
    </style:style>
    <style:style style:name="P160" style:family="paragraph" style:parent-style-name="Text_20_body">
      <style:paragraph-properties fo:margin-left="1.251cm" fo:margin-right="0cm" fo:text-indent="0cm" style:auto-text-indent="false"/>
      <style:text-properties fo:font-weight="normal" officeooo:rsid="016ad8b0" officeooo:paragraph-rsid="016ad8b0" style:font-weight-asian="normal" style:font-weight-complex="normal"/>
    </style:style>
    <style:style style:name="P161" style:family="paragraph" style:parent-style-name="Text_20_body">
      <style:paragraph-properties fo:margin-left="1.251cm" fo:margin-right="0cm" fo:text-indent="0cm" style:auto-text-indent="false"/>
      <style:text-properties fo:font-weight="normal" officeooo:rsid="016bb751" officeooo:paragraph-rsid="016bb751" style:font-weight-asian="normal" style:font-weight-complex="normal"/>
    </style:style>
    <style:style style:name="P162" style:family="paragraph" style:parent-style-name="Text_20_body">
      <style:paragraph-properties fo:margin-left="1.251cm" fo:margin-right="0cm" fo:text-indent="0cm" style:auto-text-indent="false"/>
      <style:text-properties fo:font-weight="normal" officeooo:rsid="0170a2e0" officeooo:paragraph-rsid="0170a2e0" style:font-weight-asian="normal" style:font-weight-complex="normal"/>
    </style:style>
    <style:style style:name="P163" style:family="paragraph" style:parent-style-name="Text_20_body">
      <style:paragraph-properties fo:margin-left="1.251cm" fo:margin-right="0cm" fo:text-indent="0cm" style:auto-text-indent="false"/>
      <style:text-properties fo:font-weight="normal" officeooo:rsid="01740031" officeooo:paragraph-rsid="01740031" style:font-weight-asian="normal" style:font-weight-complex="normal"/>
    </style:style>
    <style:style style:name="P164" style:family="paragraph" style:parent-style-name="Heading_20_1">
      <style:text-properties officeooo:rsid="00e4e86a" officeooo:paragraph-rsid="00e4e86a"/>
    </style:style>
    <style:style style:name="P165" style:family="paragraph" style:parent-style-name="Heading_20_1">
      <style:paragraph-properties fo:break-before="page"/>
      <style:text-properties fo:font-style="normal" officeooo:rsid="00e56446" officeooo:paragraph-rsid="00e56446" style:font-style-asian="normal" style:font-style-complex="normal"/>
    </style:style>
    <style:style style:name="P166" style:family="paragraph" style:parent-style-name="Table_20_Contents">
      <style:text-properties officeooo:rsid="013a99e6" officeooo:paragraph-rsid="013a99e6"/>
    </style:style>
    <style:style style:name="P167" style:family="paragraph" style:parent-style-name="Table_20_Contents">
      <style:paragraph-properties fo:text-align="end" style:justify-single-word="false"/>
      <style:text-properties officeooo:rsid="013a99e6" officeooo:paragraph-rsid="013a99e6"/>
    </style:style>
    <style:style style:name="P168" style:family="paragraph" style:parent-style-name="Table_20_Contents">
      <style:paragraph-properties fo:text-align="center" style:justify-single-word="false"/>
      <style:text-properties officeooo:rsid="013a99e6" officeooo:paragraph-rsid="013a99e6"/>
    </style:style>
    <style:style style:name="P169" style:family="paragraph" style:parent-style-name="Table_20_Contents">
      <style:text-properties fo:font-weight="bold" officeooo:rsid="013a99e6" officeooo:paragraph-rsid="013a99e6" style:font-weight-asian="bold" style:font-weight-complex="bold"/>
    </style:style>
    <style:style style:name="P170" style:family="paragraph" style:parent-style-name="Table_20_Contents">
      <style:paragraph-properties fo:text-align="center" style:justify-single-word="false"/>
      <style:text-properties fo:font-weight="bold" officeooo:rsid="013a99e6" officeooo:paragraph-rsid="013a99e6" style:font-weight-asian="bold" style:font-weight-complex="bold"/>
    </style:style>
    <style:style style:name="P171" style:family="paragraph" style:parent-style-name="Table_20_Contents">
      <style:paragraph-properties fo:text-align="center" style:justify-single-word="false"/>
      <style:text-properties fo:font-weight="bold" officeooo:rsid="0182b6de" officeooo:paragraph-rsid="0182b6de" style:font-weight-asian="bold" style:font-weight-complex="bold"/>
    </style:style>
    <style:style style:name="P172" style:family="paragraph" style:parent-style-name="Table_20_Contents">
      <style:paragraph-properties fo:text-align="center" style:justify-single-word="false"/>
      <style:text-properties officeooo:rsid="0182b6de" officeooo:paragraph-rsid="0182b6de"/>
    </style:style>
    <style:style style:name="T1" style:family="text">
      <style:text-properties officeooo:rsid="00cbaf94"/>
    </style:style>
    <style:style style:name="T2" style:family="text">
      <style:text-properties officeooo:rsid="00cdba60"/>
    </style:style>
    <style:style style:name="T3" style:family="text">
      <style:text-properties officeooo:rsid="00d03170"/>
    </style:style>
    <style:style style:name="T4" style:family="text">
      <style:text-properties officeooo:rsid="00d58fb1"/>
    </style:style>
    <style:style style:name="T5" style:family="text">
      <style:text-properties fo:font-style="normal" style:font-style-asian="normal" style:font-style-complex="normal"/>
    </style:style>
    <style:style style:name="T6" style:family="text">
      <style:text-properties fo:font-style="normal" officeooo:rsid="00d9e25b" style:font-style-asian="normal" style:font-style-complex="normal"/>
    </style:style>
    <style:style style:name="T7" style:family="text">
      <style:text-properties fo:font-style="normal" officeooo:rsid="00de2c9b" style:font-style-asian="normal" style:font-style-complex="normal"/>
    </style:style>
    <style:style style:name="T8" style:family="text">
      <style:text-properties fo:font-style="normal" officeooo:rsid="00df727b" style:font-style-asian="normal" style:font-style-complex="normal"/>
    </style:style>
    <style:style style:name="T9" style:family="text">
      <style:text-properties fo:font-style="normal" officeooo:rsid="00e0f0c8" style:font-style-asian="normal" style:font-style-complex="normal"/>
    </style:style>
    <style:style style:name="T10" style:family="text">
      <style:text-properties fo:font-style="normal" officeooo:rsid="00e71f14" style:font-style-asian="normal" style:font-style-complex="normal"/>
    </style:style>
    <style:style style:name="T11" style:family="text">
      <style:text-properties fo:font-style="normal" officeooo:rsid="013d9a61" style:font-style-asian="normal" style:font-style-complex="normal"/>
    </style:style>
    <style:style style:name="T12" style:family="text">
      <style:text-properties fo:font-style="normal" officeooo:rsid="013e2130" style:font-style-asian="normal" style:font-style-complex="normal"/>
    </style:style>
    <style:style style:name="T13" style:family="text">
      <style:text-properties fo:font-style="normal" officeooo:rsid="014587d8" style:font-style-asian="normal" style:font-style-complex="normal"/>
    </style:style>
    <style:style style:name="T14" style:family="text">
      <style:text-properties fo:font-style="normal" officeooo:rsid="014fd589" style:font-style-asian="normal" style:font-style-complex="normal"/>
    </style:style>
    <style:style style:name="T15" style:family="text">
      <style:text-properties fo:font-style="normal" officeooo:rsid="01553149" style:font-style-asian="normal" style:font-style-complex="normal"/>
    </style:style>
    <style:style style:name="T16" style:family="text">
      <style:text-properties fo:font-style="normal" officeooo:rsid="0164295c" style:font-style-asian="normal" style:font-style-complex="normal"/>
    </style:style>
    <style:style style:name="T17" style:family="text">
      <style:text-properties fo:font-style="normal" officeooo:rsid="01676cda" style:font-style-asian="normal" style:font-style-complex="normal"/>
    </style:style>
    <style:style style:name="T18" style:family="text">
      <style:text-properties fo:font-style="normal" officeooo:rsid="016e008f" style:font-style-asian="normal" style:font-style-complex="normal"/>
    </style:style>
    <style:style style:name="T19" style:family="text">
      <style:text-properties fo:font-style="normal" officeooo:rsid="017234db" style:font-style-asian="normal" style:font-style-complex="normal"/>
    </style:style>
    <style:style style:name="T20" style:family="text">
      <style:text-properties fo:font-style="normal" officeooo:rsid="017b9569" style:font-style-asian="normal" style:font-style-complex="normal"/>
    </style:style>
    <style:style style:name="T21" style:family="text">
      <style:text-properties fo:font-style="normal" officeooo:rsid="017e794a" style:font-style-asian="normal" style:font-style-complex="normal"/>
    </style:style>
    <style:style style:name="T22" style:family="text">
      <style:text-properties fo:font-style="normal" officeooo:rsid="01893267"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italic" style:font-style-asian="italic" style:font-style-complex="italic"/>
    </style:style>
    <style:style style:name="T26" style:family="text">
      <style:text-properties fo:font-style="italic" officeooo:rsid="00df727b" style:font-style-asian="italic" style:font-style-complex="italic"/>
    </style:style>
    <style:style style:name="T27" style:family="text">
      <style:text-properties fo:font-style="italic" officeooo:rsid="00ef0248" style:font-style-asian="italic" style:font-style-complex="italic"/>
    </style:style>
    <style:style style:name="T28" style:family="text">
      <style:text-properties fo:font-style="italic" officeooo:rsid="00f87205" style:font-style-asian="italic" style:font-style-complex="italic"/>
    </style:style>
    <style:style style:name="T29" style:family="text">
      <style:text-properties fo:font-style="italic" officeooo:rsid="0100ffad" style:font-style-asian="italic" style:font-style-complex="italic"/>
    </style:style>
    <style:style style:name="T30" style:family="text">
      <style:text-properties fo:font-style="italic" officeooo:rsid="013d9a61" style:font-style-asian="italic" style:font-style-complex="italic"/>
    </style:style>
    <style:style style:name="T31" style:family="text">
      <style:text-properties fo:font-style="italic" officeooo:rsid="013f4997" style:font-style-asian="italic" style:font-style-complex="italic"/>
    </style:style>
    <style:style style:name="T32" style:family="text">
      <style:text-properties fo:font-style="italic" officeooo:rsid="0163a637" style:font-style-asian="italic" style:font-style-complex="italic"/>
    </style:style>
    <style:style style:name="T33" style:family="text">
      <style:text-properties fo:font-style="italic" officeooo:rsid="0166a6dd"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officeooo:rsid="00e59976"/>
    </style:style>
    <style:style style:name="T36" style:family="text">
      <style:text-properties officeooo:rsid="00e71f14"/>
    </style:style>
    <style:style style:name="T37" style:family="text">
      <style:text-properties officeooo:rsid="00eae693"/>
    </style:style>
    <style:style style:name="T38" style:family="text">
      <style:text-properties officeooo:rsid="00ed2b6a"/>
    </style:style>
    <style:style style:name="T39" style:family="text">
      <style:text-properties officeooo:rsid="00ee7041"/>
    </style:style>
    <style:style style:name="T40" style:family="text">
      <style:text-properties officeooo:rsid="00ef0248"/>
    </style:style>
    <style:style style:name="T41" style:family="text">
      <style:text-properties officeooo:rsid="00f55024"/>
    </style:style>
    <style:style style:name="T42" style:family="text">
      <style:text-properties officeooo:rsid="00f73106"/>
    </style:style>
    <style:style style:name="T43" style:family="text">
      <style:text-properties fo:font-weight="bold" style:font-weight-asian="bold" style:font-weight-complex="bold"/>
    </style:style>
    <style:style style:name="T44" style:family="text">
      <style:text-properties officeooo:rsid="00fc5c3e"/>
    </style:style>
    <style:style style:name="T45" style:family="text">
      <style:text-properties officeooo:rsid="00fd7ed7"/>
    </style:style>
    <style:style style:name="T46" style:family="text">
      <style:text-properties officeooo:rsid="00fe9d5b"/>
    </style:style>
    <style:style style:name="T47" style:family="text">
      <style:text-properties officeooo:rsid="0100f8ae"/>
    </style:style>
    <style:style style:name="T48" style:family="text">
      <style:text-properties fo:font-weight="normal" style:font-weight-asian="normal" style:font-weight-complex="normal"/>
    </style:style>
    <style:style style:name="T49" style:family="text">
      <style:text-properties fo:font-weight="normal" officeooo:rsid="010c1f8c" style:font-weight-asian="normal" style:font-weight-complex="normal"/>
    </style:style>
    <style:style style:name="T50" style:family="text">
      <style:text-properties fo:font-weight="normal" officeooo:rsid="010d8ff4" style:font-weight-asian="normal" style:font-weight-complex="normal"/>
    </style:style>
    <style:style style:name="T51" style:family="text">
      <style:text-properties fo:font-weight="normal" officeooo:rsid="01102dd3" style:font-weight-asian="normal" style:font-weight-complex="normal"/>
    </style:style>
    <style:style style:name="T52" style:family="text">
      <style:text-properties officeooo:rsid="010c012e"/>
    </style:style>
    <style:style style:name="T53" style:family="text">
      <style:text-properties officeooo:rsid="01102dd3"/>
    </style:style>
    <style:style style:name="T54" style:family="text">
      <style:text-properties officeooo:rsid="0116adde"/>
    </style:style>
    <style:style style:name="T55" style:family="text">
      <style:text-properties officeooo:rsid="011f8b65"/>
    </style:style>
    <style:style style:name="T56" style:family="text">
      <style:text-properties officeooo:rsid="0121ae12"/>
    </style:style>
    <style:style style:name="T57" style:family="text">
      <style:text-properties officeooo:rsid="01260da3"/>
    </style:style>
    <style:style style:name="T58" style:family="text">
      <style:text-properties officeooo:rsid="01279d83"/>
    </style:style>
    <style:style style:name="T59" style:family="text">
      <style:text-properties officeooo:rsid="012ab092"/>
    </style:style>
    <style:style style:name="T60" style:family="text">
      <style:text-properties officeooo:rsid="0149fafa"/>
    </style:style>
    <style:style style:name="T61" style:family="text">
      <style:text-properties officeooo:rsid="0181782a"/>
    </style:style>
    <style:style style:name="T62" style:family="text">
      <style:text-properties officeooo:rsid="0194f549"/>
    </style:style>
    <style:style style:name="T63" style:family="text">
      <style:text-properties officeooo:rsid="019ba68e"/>
    </style:style>
    <style:style style:name="T64" style:family="text">
      <style:text-properties officeooo:rsid="019cfdf5"/>
    </style:style>
    <style:style style:name="T65" style:family="text">
      <style:text-properties officeooo:rsid="01a4c19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P3">Si quelqu'un a noté cette partie, peut-il me l'a communiquer ? :D Merci !</text:p>
      <text:p text:style-name="P6"/>
      <text:p text:style-name="P6">Le propre d'une innovation est l'amélioration du bien-être. C'est la dimension anthropique qui caractérise l'innovation, il faut penser l'innovation dans l'usage.</text:p>
      <text:p text:style-name="P6"/>
      <text:p text:style-name="P4"><text:span text:style-name="T3">De l'</text:span>innovation durable</text:p>
      <text:p text:style-name="P6">L'innovation doit être utile, il faut pour cela comprendre les utilisateurs-consommateur et anticiper le marché. <text:span text:style-name="T1">Il faut maximiser l'objectif qui est de répondre à un besoin ou un désir. Chacun prend des choix qu'il faut pouvoir soutenir : à quoi vais-je répondre ? Par exemple : aller au cinéma VS aller à la piscine (réflexion pour savoir lequel va me donner le plus de plaisir selon des facteurs contrainte comme le coût ou le temps).</text:span></text:p>
      <text:p text:style-name="P7">Développer de nouvelle technologie n'est ainsi pas la première priorité, <text:span text:style-name="T2">elle est importante si elle permet de servir au mieux les objectifs.</text:span></text:p>
      <text:p text:style-name="P8">Penser la culture d'entreprise et sa direction dans une politique de « progrès » permet d'avoir une posture innovante durable. Innover n'est pas une fin en soi mais seulement une condition / une méthode pour parvenir à ses objectifs.</text:p>
      <text:p text:style-name="P9">Il est nécessaire d'avoir de l'excellence pour réussir et ne pas rester sur de la médiocrité. Il faut penser son projet comme une entreprise et donc avoir une pensée entrepreneuriat, d'initiative. <text:span text:style-name="T4">Travailler en groupe aide à tout cela.</text:span></text:p>
      <text:p text:style-name="P10">Il faut apprendre de ses échecs et les accepter, expérimenter, recommencer.</text:p>
      <text:p text:style-name="P11">Si on parle de l'utilisateur, il faut penser à la diversité des personnes que l'on souhaite atteindre. Il faut les analyser, les comprendre et voir leur sensibilité.</text:p>
      <text:p text:style-name="P53"><text:span text:style-name="T6">C</text:span><text:span text:style-name="T5">oncernant les utilisateurs, les populations touchées :</text:span></text:p>
      <text:list xml:id="list1616623428574116101" text:style-name="L1">
        <text:list-item>
          <text:p text:style-name="P58">Comprendre les rêves, les désires, espoirs, idéaux, etc.</text:p>
        </text:list-item>
        <text:list-item>
          <text:p text:style-name="P58">Respecter les sensibilités, les identités, les cultures, etc.</text:p>
        </text:list-item>
        <text:list-item>
          <text:p text:style-name="P58">Comprendre les pratiques, les connaissances, les expériences, etc.</text:p>
        </text:list-item>
      </text:list>
      <text:p text:style-name="P12"/>
      <text:p text:style-name="P54"><text:span text:style-name="T7">( </text:span><text:span text:style-name="T5">Il faut ne faut pas innover pour seulement 10 % mais aussi pour les 90 % restant </text:span><text:span text:style-name="T7">)</text:span></text:p>
      <text:p text:style-name="P13"/>
      <text:p text:style-name="P55"><text:span text:style-name="T7">P</text:span><text:span text:style-name="T5">enser l'innovation comme une </text:span><text:span text:style-name="T25">école de la vie :</text:span><text:span text:style-name="T5"> Frugal + Flexible + Inclusif = Jugaal </text:span><text:span text:style-name="T8">(stratégie Indienne de l'innovation).</text:span></text:p>
      <text:p text:style-name="P56"><text:span text:style-name="T26">L</text:span><text:span text:style-name="T25">'innovation n'est que si elle est partagée par tout le monde. </text:span><text:span text:style-name="T5">— </text:span><text:span text:style-name="T9">Aristote ?</text:span></text:p>
      <text:h text:style-name="P164" text:outline-level="1"><text:soft-page-break/>Stratégie d'entreprise</text:h>
      <text:p text:style-name="P14"/>
      <text:p text:style-name="P15">Intention et adéquation (car ce qu'on veut faire est différent de ce qu'on va faire)</text:p>
      <text:p text:style-name="P15"><text:span text:style-name="T25">Stratégie</text:span> a une origine militaire (strategos = le général). <text:span text:style-name="T38">Cela vient de l'observation, l'analyse, l'interaction.</text:span></text:p>
      <text:p text:style-name="P16">On <text:span text:style-name="T37">a ajouté, à la</text:span> politique d'entreprise, la <text:span text:style-name="T25">stratégie d'entreprise. </text:span><text:span text:style-name="T39">La « politique d’entreprise » est maintenant surannée. On parle, depuis 1960, de </text:span><text:span text:style-name="T27">Politique Générale</text:span><text:span text:style-name="T40"> = Expliquer les comportements passés, prévoir…</text:span></text:p>
      <text:p text:style-name="P17">La stratégie (art de de la guerre), c’est prendre des décisions, faire des choix pour orienter, prévoir, etc. C’est l’ambition d’aller dans la direction optimale.</text:p>
      <text:p text:style-name="P17">L’objectif d’une entreprise est de maximiser son profit et qui est le résultat de la différence entre la recette et le coût (soit le coût de production et le prix de vente).</text:p>
      <text:p text:style-name="P18">Coût de production = rémunération du travail + remboursement des capitaux + produits bruts + etc.</text:p>
      <text:p text:style-name="P18">Une entreprise doit gérer ses profits pour une stratégie d’organisation interne mais aussi doit aussi se positionner par rapport à la concurrence, aux consommateurs, à la société. Cela va permettre lui permettre de garder des parts de marché.</text:p>
      <text:p text:style-name="P19">Une autre stratégie importante est la question du « comment échouer avec le moins de dégâts » ? Peut d’écrit informent sur cette question. <text:span text:style-name="T41">Les écrits partent du principe qu’il n’y aura pas d’échec.</text:span></text:p>
      <text:p text:style-name="P19"/>
      <text:p text:style-name="Citation">Si les entreprises cherchent à créer de la valeur, elle vont tenter d’obtenir un avantage concurrentiel.</text:p>
      <text:p text:style-name="P21">Igor Ansoff</text:p>
      <text:p text:style-name="P20"/>
      <text:p text:style-name="Citation">La stratégie est la détermination des buts à long terme de l’entreprise et les choix des actions et de l’allocation des ressources nécessaires à leur atteinte.</text:p>
      <text:p text:style-name="P21">Alfred Chandler</text:p>
      <text:p text:style-name="P20"/>
      <text:p text:style-name="Citation">Élaborer la stratégie de l’entreprise, c’est choisir les domaines d’activités dans lesquels de l’entr<text:span text:style-name="T42">e</text:span>prise entend être présente et allouer des ressources de façon à ce qu’elle s’y maintienne et s’y dév<text:span text:style-name="T42">e</text:span>lopper.</text:p>
      <text:p text:style-name="P21">Strategor, HEC</text:p>
      <text:p text:style-name="P20"/>
      <text:p text:style-name="P20"/>
      <text:p text:style-name="P20"><text:soft-page-break/>La stratégie renvoie à l’idée de <text:span text:style-name="T43">performence.</text:span> Il faut être plus performant que ses rivaux pour garder des parts de marché. Comment se différencier et/ou se positionner par rapport à ses concurrents.</text:p>
      <text:p text:style-name="P20">C’est de l’arbitrage, des prises de décisions (dans quel pays fabriquer ? Quel public ? Etc.)</text:p>
      <text:p text:style-name="P20"/>
      <text:p text:style-name="P22">Stratégie des « cinq P » <text:span text:style-name="T45">(définition de Henry Mintzberg)</text:span> :</text:p>
      <text:list xml:id="list6311693381019715365" text:style-name="L2">
        <text:list-item>
          <text:p text:style-name="P68">Plan : soit un type d’action voulu consciemment.</text:p>
        </text:list-item>
        <text:list-item>
          <text:p text:style-name="P68">Pattern (modèle) : soit un type d’action formalisé, structuré.</text:p>
        </text:list-item>
        <text:list-item>
          <text:p text:style-name="P68">Ploy (manœuvre, <text:span text:style-name="T28">action</text:span>) : soit une action destinée à réaliser un objectif précis (il ne s’agit que de tactique).</text:p>
        </text:list-item>
        <text:list-item>
          <text:p text:style-name="P68">Position : soit la recherche d’une localisation favorable dans l’environnement pour soutenir durablement la concurrence.</text:p>
        </text:list-item>
        <text:list-item>
          <text:p text:style-name="P68">Perspective : soit une perception de la position dans le futur.</text:p>
        </text:list-item>
      </text:list>
      <text:p text:style-name="P29"/>
      <text:p text:style-name="P30">Diversification horizontal : caractéristiques différentes. <text:span text:style-name="T46">C’est une différentiation subjective pour le consommateur.</text:span></text:p>
      <text:p text:style-name="P30">Diversification verticale : produit homogène, <text:span text:style-name="T44">qualité différente</text:span>. <text:span text:style-name="T46">C’est une différentiation objective pour le consommateur.</text:span></text:p>
      <text:p text:style-name="P30"/>
      <text:p text:style-name="P31">La stratégie d’une entreprise, c’est « pourquoi, quoi, comment » :</text:p>
      <text:p text:style-name="P31">On établie un diagnostique (Pourquoi ? Quels besoins ?) pour trouver les solutions possibles (Quoi?) et enfin comprendre la faisabilité, la mise en place de ces solutions (Comment ?).</text:p>
      <text:p text:style-name="P31"/>
      <text:p text:style-name="P32">Une entreprise doit se questionner en premier lieu sur son <text:span text:style-name="T25">Pourquoi ?</text:span> <text:s/>et déterminer qui elle est. Elle doit comprendre son but, ses caractéristiques, son identité. <text:span text:style-name="T47">Cela revient aussi à s’intéresser à ce que l’entreprise souhaite devenir.</text:span></text:p>
      <text:p text:style-name="P33">Le <text:span text:style-name="T25">Quoi ? </text:span><text:span text:style-name="T29">c</text:span>orrespond aux buts des entreprises (intentions qui sous-tendent l’action exprimées de manière générale) et aux objectifs (résultats que l’entreprise se propose d’atteindre).</text:p>
      <text:p text:style-name="P33"/>
      <text:p text:style-name="P34">Le <text:span text:style-name="T25">Comment ?</text:span> correspond au plan d’action. Pour ce faire, il faut penser aux contraintes, à ses relations avec les clients – partenaires – concurrents – etc. Il faut formuler la stratégie en fonction de ce que la stratégie perçoit, sa vision et son identité.</text:p>
      <text:p text:style-name="P49"><text:soft-page-break/>Positionnement stratégique :</text:p>
      <text:list xml:id="list8374645207089987121" text:style-name="L3">
        <text:list-item>
          <text:p text:style-name="P80"><text:span text:style-name="T5">Qui</text:span><text:span text:style-name="T25"> </text:span><text:span text:style-name="T23">sommes-nous ?</text:span></text:p>
        </text:list-item>
        <text:list-item>
          <text:p text:style-name="P78">Quoi ?<text:span text:style-name="T25"> </text:span><text:span text:style-name="T48">Quelle est notre activité ?</text:span></text:p>
        </text:list-item>
        <text:list-item>
          <text:p text:style-name="P78">Pour qui<text:span text:style-name="T48"> : quel est notre public ?</text:span></text:p>
        </text:list-item>
        <text:list-item>
          <text:p text:style-name="P78">Quel besoin<text:span text:style-name="T48"> : quelles sont les exigences spécifiques de nos clients ?</text:span></text:p>
        </text:list-item>
        <text:list-item>
          <text:p text:style-name="P78">Contre qui <text:span text:style-name="T48">: avec qui sommes-nous en concurrence ?</text:span></text:p>
        </text:list-item>
        <text:list-item>
          <text:p text:style-name="P78">En quoi sommes-nous différents <text:span text:style-name="T48">: qu’est-ce qui nous différencie des ces concurrents ? Quel avantage concurrentiel ?</text:span></text:p>
        </text:list-item>
        <text:list-item>
          <text:p text:style-name="P78">Donc <text:span text:style-name="T48">: quel est le bénéfice ? Quel bénéfice unique apporte-t-on au client ?</text:span></text:p>
        </text:list-item>
      </text:list>
      <text:p text:style-name="P49"/>
      <text:p text:style-name="P50">Processus de décision stratégique :</text:p>
      <text:list xml:id="list81827124157227544" text:style-name="L4">
        <text:list-item>
          <text:p text:style-name="P69">Définition du problème</text:p>
        </text:list-item>
        <text:list-item>
          <text:p text:style-name="P69">Inventaire des solutions</text:p>
        </text:list-item>
        <text:list-item>
          <text:p text:style-name="P69">Choix d’une solution ou d’un arrangement de solutions</text:p>
        </text:list-item>
        <text:list-item>
          <text:p text:style-name="P69">Planification de la mise en œuvre de la solution</text:p>
        </text:list-item>
      </text:list>
      <text:p text:style-name="P50"/>
      <text:p text:style-name="P23">Les <text:span text:style-name="T52">3</text:span> caractéristiques stratégique :</text:p>
      <text:list xml:id="list2172016047101380267" text:style-name="L5">
        <text:list-item>
          <text:p text:style-name="P70">La stratégie est un choix d’orientation de longue durée pour l’ensemble de l’entreprise. Différent de la tactique.</text:p>
        </text:list-item>
        <text:list-item>
          <text:p text:style-name="P70">La stratégie concerne les relations de l’entreprise avec son environnement</text:p>
        </text:list-item>
        <text:list-item>
          <text:p text:style-name="P70">Les décisions stratégiques sont du domaine de la direction générale.</text:p>
        </text:list-item>
      </text:list>
      <text:p text:style-name="P51"/>
      <text:p text:style-name="P24">Le pouvoir de marché</text:p>
      <text:p text:style-name="P24"><text:span text:style-name="T48">Est-ce que les entreprise</text:span><text:span text:style-name="T49">s</text:span><text:span text:style-name="T48"> en place disposent d’un pouvoir de marché ?</text:span><text:span text:style-name="T50"> Et, donc, comment se différentier.</text:span></text:p>
      <text:p text:style-name="P25"><text:span text:style-name="T50">I</text:span><text:span text:style-name="T48">l y a une difficulté à garder ses parts de marché. </text:span><text:span text:style-name="T51">Cela induit que la stratégie est perpétuelle.</text:span></text:p>
      <text:p text:style-name="P52"/>
      <text:p text:style-name="P26"><text:span text:style-name="T53">L</text:span>e paradigme SCP</text:p>
      <text:p text:style-name="P35">Structure → Conduct → Performance</text:p>
      <text:p text:style-name="P35"/>
      <text:p text:style-name="P35"/>
      <text:p text:style-name="P36"><text:soft-page-break/><text:span text:style-name="T25">L’élasticité du prix</text:span>, c’est comprendre la sensibilité du consommateur par rapport au prix.</text:p>
      <text:p text:style-name="P37"><text:span text:style-name="T25">Possibilités de substitution </text:span>: si, par exemple, le prix augmente, le consommateur va se reporter sur un autre produit.</text:p>
      <text:p text:style-name="P38"><text:span text:style-name="T25">Les économies d’échelle </text:span>correspondent à l’amortissement des coûts fixes de production. Plus la production est importante et plus le coût moyen est bas, car ce dernier est fonction du prix du vente. <text:span text:style-name="T54">La valeur moyenne finie quand même par augmenter car les coûts production augmente étant donné que l’entreprise se développe (plus d’employer, etc. l’entreprise s’alourdie.</text:span></text:p>
      <text:p text:style-name="P39">Il devient important de définir la taille optimale d’une entreprise.</text:p>
      <text:p text:style-name="P40">La nature de votre coût de production va déterminer la concurrence.</text:p>
      <text:p text:style-name="P41"/>
      <text:p text:style-name="P41">Les entreprises à <text:span text:style-name="T43">court terme</text:span> choisissent une concurrence en prix (de vente). Mais c’est une concurrence agressive et très rapide. Il faut être à l’affût des chgmt chez les concurrents.</text:p>
      <text:p text:style-name="P41">Les entreprises à <text:span text:style-name="T43">moyen terme</text:span> choisissent une concurrence de production.</text:p>
      <text:p text:style-name="P41">Les entreprises à <text:span text:style-name="T43">long terme</text:span> choisissent une concurrence sur la R&amp;D, sur leur positionnement, leur diversification (horiz. ou vert). Il y a aussi un questionnement sur l’intégration verticale.</text:p>
      <text:p text:style-name="P41"/>
      <text:p text:style-name="P42">Efficacité = atteinte de l’objectif.</text:p>
      <text:p text:style-name="P42">Efficience = <text:span text:style-name="T55">c</text:span>omment j’ai atteint l’objectif, les modalités pour y parvenir ?</text:p>
      <text:p text:style-name="P42">→<text:span text:style-name="T56"> Renvoie à la performance de l’entreprise.</text:span></text:p>
      <text:p text:style-name="P42"/>
      <text:p text:style-name="P27">Les composantes de la stratégie :</text:p>
      <text:list xml:id="list8922834006855961674" text:style-name="L6">
        <text:list-item>
          <text:p text:style-name="P71">La stratégie interne et stratégie externe</text:p>
          <text:list>
            <text:list-item>
              <text:p text:style-name="P71"><text:span text:style-name="T57">Stratégie e</text:span>xterne : elle concerne l’entreprise en son milieu. Par rapport à ses concurrents</text:p>
              <text:p text:style-name="P72">Environnement = Extérieur. SWOT : <text:span text:style-name="T58">il faut définir les opportunités et les menaces.</text:span></text:p>
            </text:list-item>
            <text:list-item>
              <text:p text:style-name="P71"><text:span text:style-name="T57">Stratégie i</text:span>nterne : l’organisation de l’entreprise. Les rapports humains (répartition des pouvoirs, degré d’autonomie du personnel, mode de coordination, etc).</text:p>
            </text:list-item>
          </text:list>
        </text:list-item>
        <text:list-item>
          <text:p text:style-name="P73">La demande</text:p>
          <text:list>
            <text:list-item>
              <text:p text:style-name="P73">Questions sur la demande actuelle</text:p>
            </text:list-item>
            <text:list-item>
              <text:p text:style-name="P73"><text:soft-page-break/>Questions sur l’évolution de la demande</text:p>
            </text:list-item>
          </text:list>
        </text:list-item>
        <text:list-item>
          <text:p text:style-name="P73">L’offre</text:p>
          <text:list>
            <text:list-item>
              <text:p text:style-name="P73">Question sur l’offre actuelle</text:p>
            </text:list-item>
            <text:list-item>
              <text:p text:style-name="P73">Question sur l’évolution de l’offre</text:p>
            </text:list-item>
          </text:list>
        </text:list-item>
        <text:list-item>
          <text:p text:style-name="P74">La concurrence</text:p>
        </text:list-item>
      </text:list>
      <text:p text:style-name="P43"/>
      <text:p text:style-name="P44">Plus il y a d’entreprise sur un marché, plus la concurrence est faible.</text:p>
      <text:p text:style-name="P44">1 entreprise = monopole.</text:p>
      <text:p text:style-name="P44">Infini d’entreprise = concurrence pure et parfaite</text:p>
      <text:p text:style-name="P44">Si l’offre total est énorme avec atomicité des acteurs, l’offre singulière est peu impactante et le prix va rester le même. On dit que les <text:span text:style-name="T59">entreprises</text:span> sont <text:span text:style-name="T59">en </text:span>price-taker.</text:p>
      <text:p text:style-name="P44">Dans le cas d’un monopole, pas intérêt à produire beaucoup mais plus à rationaliser la production. Moins je produit et plus le prix va augmenter. <text:span text:style-name="T59">On dit que l’entreprise est en price-maker.</text:span></text:p>
      <text:p text:style-name="P45">Si peu d’entreprises (deux par exemple), la concurrence est très forte.</text:p>
      <text:p text:style-name="P45"/>
      <text:p text:style-name="P28">Les cinq forces de Porter</text:p>
      <text:list xml:id="list2865972592089097093" text:style-name="L7">
        <text:list-item>
          <text:p text:style-name="P75">Le pouvoir de négociation des clients</text:p>
        </text:list-item>
        <text:list-item>
          <text:p text:style-name="P75">Le pouvoir de négociation des fournisseurs</text:p>
        </text:list-item>
        <text:list-item>
          <text:p text:style-name="P75">La menace des nouveaux entrants</text:p>
        </text:list-item>
        <text:list-item>
          <text:p text:style-name="P75">La menace de produits ou de services de remplacement</text:p>
        </text:list-item>
        <text:list-item>
          <text:p text:style-name="P75">L’intensité de la rivalité entre les firmes</text:p>
        </text:list-item>
      </text:list>
      <text:p text:style-name="P46">Ces cinq forces déterminent l’attractivité d’un marché.</text:p>
      <text:p text:style-name="P47">Le concept de Porter = cadre pour classifier des stratégies compétitives.</text:p>
      <text:p text:style-name="P48"/>
      <text:p text:style-name="P5">The Nature of Firm, <text:span text:style-name="T5">Ronan Coase</text:span></text:p>
      <text:h text:style-name="P165" text:outline-level="1">Aptitude<text:span text:style-name="T36">s</text:span> <text:span text:style-name="T35">m</text:span>anagériale<text:span text:style-name="T36">s</text:span></text:h>
      <text:p text:style-name="P57"><text:span text:style-name="T10">T</text:span><text:span text:style-name="T5">héorie des jeux interaction</text:span></text:p>
      <text:p text:style-name="P59">Théorie d’innovation</text:p>
      <text:p text:style-name="P59">Théorie de l’asymétrie d’information</text:p>
      <text:p text:style-name="P59">→ Conditionnent la stratégie.</text:p>
      <text:p text:style-name="P59">Puisqu’il y a des conditions, des contraintes, des outils sont créés. Porter a tenté de déterminer pourquoi certaines entreprises parviennent à ressortir sur un marché. → C’est principalement parce qu’elle maîtrise ses coût et qu’elle se différencie de ses concurrents.</text:p>
      <text:p text:style-name="P79">Les cinq forces de Porter</text:p>
      <text:list xml:id="list121124348004803" text:continue-numbering="true" text:style-name="L7">
        <text:list-item>
          <text:p text:style-name="P76">Le pouvoir de négociation des clients</text:p>
        </text:list-item>
        <text:list-item>
          <text:p text:style-name="P76">Le pouvoir de négociation des fournisseurs</text:p>
        </text:list-item>
        <text:list-item>
          <text:p text:style-name="P76">La menace des nouveaux entrants</text:p>
        </text:list-item>
        <text:list-item>
          <text:p text:style-name="P76">La menace de produits ou de services de remplacement</text:p>
        </text:list-item>
        <text:list-item>
          <text:p text:style-name="P76">L’intensité de la rivalité entre les firmes</text:p>
        </text:list-item>
      </text:list>
      <text:p text:style-name="P77">Ces cinq forces déterminent l’attractivité d’un marché.</text:p>
      <text:p text:style-name="P60">Il faut être capable d’identifier les éléments facteurs des règles de la compétition dont l’innovation et la technologie sont les plus forts.</text:p>
      <text:p text:style-name="P60"/>
      <text:p text:style-name="P61">Pour porter, il faut classifier les stratégie compétitives :</text:p>
      <text:list xml:id="list9162935282307370186" text:style-name="L8">
        <text:list-item>
          <text:p text:style-name="P62">Différenciation industrielle</text:p>
        </text:list-item>
        <text:list-item>
          <text:p text:style-name="P62">Concentration par différentiation</text:p>
        </text:list-item>
        <text:list-item>
          <text:p text:style-name="P62">Domination coûts</text:p>
        </text:list-item>
        <text:list-item>
          <text:p text:style-name="P62">Concentration par coûts</text:p>
        </text:list-item>
      </text:list>
      <text:p text:style-name="P61"/>
      <table:table table:name="Tableau1" table:style-name="Tableau1">
        <table:table-column table:style-name="Tableau1.A"/>
        <table:table-column table:style-name="Tableau1.B" table:number-columns-repeated="3"/>
        <table:table-row>
          <table:table-cell table:style-name="Tableau1.A1" office:value-type="string">
            <text:p text:style-name="Table_20_Contents"/>
          </table:table-cell>
          <table:table-cell table:style-name="Tableau1.B1" office:value-type="string">
            <text:p text:style-name="Table_20_Contents"/>
          </table:table-cell>
          <table:table-cell table:style-name="Tableau1.C1" table:number-columns-spanned="2" office:value-type="string">
            <text:p text:style-name="P170">Avantage concurrentiel</text:p>
          </table:table-cell>
          <table:covered-table-cell/>
        </table:table-row>
        <table:table-row>
          <table:table-cell table:style-name="Tableau1.A1" table:number-rows-spanned="3" office:value-type="string">
            <text:p text:style-name="P169">Champ</text:p>
            <text:p text:style-name="P169">concurrentiel</text:p>
          </table:table-cell>
          <table:table-cell table:style-name="Tableau1.B2" office:value-type="string">
            <text:p text:style-name="Table_20_Contents"/>
          </table:table-cell>
          <table:table-cell table:style-name="Tableau1.C2" office:value-type="string">
            <text:p text:style-name="P168">Coûts moins élevés</text:p>
          </table:table-cell>
          <table:table-cell table:style-name="Tableau1.D2" office:value-type="string">
            <text:p text:style-name="P168">Différenciation</text:p>
          </table:table-cell>
        </table:table-row>
        <table:table-row>
          <table:covered-table-cell/>
          <table:table-cell table:style-name="Tableau1.B3" office:value-type="string">
            <text:p text:style-name="P167">Cible large</text:p>
          </table:table-cell>
          <table:table-cell table:style-name="Tableau1.C3" office:value-type="string">
            <text:p text:style-name="P168">Domination par les coûts</text:p>
          </table:table-cell>
          <table:table-cell table:style-name="Tableau1.D3" office:value-type="string">
            <text:p text:style-name="P168">Différenciation</text:p>
          </table:table-cell>
        </table:table-row>
        <table:table-row>
          <table:covered-table-cell/>
          <table:table-cell table:style-name="Tableau1.B4" office:value-type="string">
            <text:p text:style-name="P167">Cible étroite</text:p>
          </table:table-cell>
          <table:table-cell table:style-name="Tableau1.C4" office:value-type="string">
            <text:p text:style-name="P168">3A. Concentration fondée sur les coputs réduits</text:p>
          </table:table-cell>
          <table:table-cell table:style-name="Tableau1.D4" office:value-type="string">
            <text:p text:style-name="P168">3B. Concentration fnodée sur la différentiation</text:p>
          </table:table-cell>
        </table:table-row>
      </table:table>
      <text:p text:style-name="P61"/>
      <text:p text:style-name="P63"><text:soft-page-break/>Faire de la stratégie :</text:p>
      <text:list xml:id="list8258897830537520093" text:style-name="L9">
        <text:list-item>
          <text:p text:style-name="P102"><text:span text:style-name="T12">Diagnostic externe : </text:span><text:span text:style-name="T11">c’est savoir avec qui je me bats et sur quel terrain. </text:span><text:span text:style-name="T30">→</text:span><text:span text:style-name="T31"> théorie industrielle</text:span></text:p>
        </text:list-item>
        <text:list-item>
          <text:p text:style-name="P103"><text:span text:style-name="T11">D</text:span><text:span text:style-name="T5">iagnostic interne : c’est savoir comment je m’organise dans mon entreprise, quel est ma structure. </text:span><text:span text:style-name="T25">→</text:span><text:span text:style-name="T31"> théorie organisationnelle</text:span></text:p>
        </text:list-item>
      </text:list>
      <text:p text:style-name="P64"/>
      <text:p text:style-name="P65">Pour créer de la valeur, il faut la rechercher, chercher le profit.</text:p>
      <text:p text:style-name="P66">La chaîne de valeur :</text:p>
      <text:p text:style-name="P66">Activités principales : Logistique interne &gt; Productio<text:span text:style-name="T60">n</text:span> &gt; Logistique externe &gt; Commercialisation et vente &gt; Services</text:p>
      <text:p text:style-name="P66"/>
      <text:p text:style-name="P67">Chaîne de valeur :</text:p>
      <text:list xml:id="list210558787727839046" text:style-name="L10">
        <text:list-item>
          <text:p text:style-name="P81"><text:span text:style-name="T13">Développer</text:span></text:p>
          <text:list>
            <text:list-item>
              <text:p text:style-name="P104"><text:span text:style-name="T5">Collecter l’information</text:span></text:p>
            </text:list-item>
            <text:list-item>
              <text:p text:style-name="P104"><text:span text:style-name="T5">concevoir le produits</text:span></text:p>
            </text:list-item>
            <text:list-item>
              <text:p text:style-name="P104"><text:span text:style-name="T5">développer le prototype</text:span></text:p>
            </text:list-item>
            <text:list-item>
              <text:p text:style-name="P104"><text:span text:style-name="T5">développer le processus</text:span></text:p>
            </text:list-item>
          </text:list>
        </text:list-item>
        <text:list-item>
          <text:p text:style-name="P82"><text:span text:style-name="T5">Produire</text:span></text:p>
          <text:list>
            <text:list-item>
              <text:p text:style-name="P104"><text:span text:style-name="T5">Recruter et former le personnel</text:span></text:p>
            </text:list-item>
            <text:list-item>
              <text:p text:style-name="P104"><text:span text:style-name="T5">acquérir les composants</text:span></text:p>
            </text:list-item>
            <text:list-item>
              <text:p text:style-name="P104"><text:span text:style-name="T5">assembler et fabriquer</text:span></text:p>
            </text:list-item>
          </text:list>
        </text:list-item>
        <text:list-item>
          <text:p text:style-name="P82"><text:span text:style-name="T5">Vendre</text:span></text:p>
          <text:list>
            <text:list-item>
              <text:p text:style-name="P104"><text:span text:style-name="T5">améliorer l processus de vente</text:span></text:p>
            </text:list-item>
            <text:list-item>
              <text:p text:style-name="P104"><text:span text:style-name="T5">augmenter de l’information</text:span></text:p>
            </text:list-item>
            <text:list-item>
              <text:p text:style-name="P104"><text:span text:style-name="T5">créer la dépendance des clients</text:span></text:p>
            </text:list-item>
          </text:list>
        </text:list-item>
        <text:list-item>
          <text:p text:style-name="P82"><text:span text:style-name="T5">Délivrer</text:span></text:p>
          <text:list>
            <text:list-item>
              <text:p text:style-name="P104"><text:span text:style-name="T5">Accélérer la disponibilité</text:span></text:p>
            </text:list-item>
            <text:list-item>
              <text:p text:style-name="P104"><text:span text:style-name="T5">réduire les coûts de transaction</text:span></text:p>
            </text:list-item>
          </text:list>
        </text:list-item>
        <text:list-item>
          <text:p text:style-name="P82"><text:span text:style-name="T5">Servir</text:span></text:p>
          <text:list>
            <text:list-item>
              <text:p text:style-name="P104"><text:span text:style-name="T5">Accélérer la réponse</text:span></text:p>
            </text:list-item>
            <text:list-item>
              <text:p text:style-name="P104"><text:span text:style-name="T5">Améliorer les réparations</text:span></text:p>
            </text:list-item>
            <text:list-item>
              <text:p text:style-name="P104"><text:span text:style-name="T5">Conserver une trace</text:span></text:p>
            </text:list-item>
          </text:list>
        </text:list-item>
      </text:list>
      <text:h text:style-name="Heading_20_1" text:outline-level="1"><text:soft-page-break/>Les grands modèles stratégiques</text:h>
      <text:p text:style-name="P83"><text:span text:style-name="T5">Diagnostic et choix stratégiques</text:span></text:p>
      <text:p text:style-name="P105"><text:span text:style-name="T5">L’objectif d’une entreprise est d’être performante sur le </text:span><text:span text:style-name="T24">long terme.</text:span><text:span text:style-name="T23"> Cette recherche de la performance nécessite de déterminer les sources d’avantages concurrentiels et les moyens de les préserver. Il y a aussi un avantage stratégique à voir comment faire </text:span><text:span text:style-name="T34">différemment</text:span><text:span text:style-name="T23"> afin de creuser des écarts de performance financières par rapport à mes concurrents.</text:span></text:p>
      <text:p text:style-name="P146"><text:span text:style-name="T5">Un modèle stratégique explique les sources de performance et permet de définir ainsi que de formaliser les choix managériaux.</text:span></text:p>
      <text:p text:style-name="P106"><text:span text:style-name="T5"/></text:p>
      <text:p text:style-name="P84"><text:span text:style-name="T5">Le modèle SWOT</text:span></text:p>
      <text:p text:style-name="P107"><text:span text:style-name="T5">Le modèle LCAG est l’un des outils de stratégie les plus utilisés. C’est la base de la stratégie. Elle permet de déterminer ses forces, faiblesses, opportunités et menaces.</text:span></text:p>
      <text:p text:style-name="P108"><text:span text:style-name="T5">SWOT </text:span><text:span text:style-name="T14">= SW (interne) + OT (externe)</text:span></text:p>
      <text:p text:style-name="P109"><text:span text:style-name="T5">Analyse externe : </text:span><text:span text:style-name="T15">s</text:span><text:span text:style-name="T5">ynthèse</text:span></text:p>
      <text:list xml:id="list4432704215492212179" text:style-name="L12">
        <text:list-item>
          <text:p text:style-name="P110"><text:span text:style-name="T5">La concurrence</text:span></text:p>
        </text:list-item>
        <text:list-item>
          <text:p text:style-name="P110"><text:span text:style-name="T5">La demande</text:span></text:p>
        </text:list-item>
        <text:list-item>
          <text:p text:style-name="P110"><text:span text:style-name="T5">La réglementation</text:span></text:p>
        </text:list-item>
        <text:list-item>
          <text:p text:style-name="P110"><text:span text:style-name="T5">Le développement technologique</text:span></text:p>
        </text:list-item>
        <text:list-item>
          <text:p text:style-name="P110"><text:span text:style-name="T5">Les conditions économiques</text:span></text:p>
        </text:list-item>
      </text:list>
      <text:p text:style-name="P109"><text:span text:style-name="T5"/></text:p>
      <text:p text:style-name="P111"><text:span text:style-name="T5">Analyse interne : synthèse</text:span></text:p>
      <text:list xml:id="list482429823019674944" text:style-name="L13">
        <text:list-item>
          <text:p text:style-name="P112"><text:span text:style-name="T5">Dimension commerciale</text:span></text:p>
        </text:list-item>
        <text:list-item>
          <text:p text:style-name="P112"><text:span text:style-name="T5">Dimension financière</text:span></text:p>
        </text:list-item>
        <text:list-item>
          <text:p text:style-name="P112"><text:span text:style-name="T5">Dimension technologique</text:span></text:p>
        </text:list-item>
        <text:list-item>
          <text:p text:style-name="P112"><text:span text:style-name="T5">Dimension organisationnelle</text:span></text:p>
        </text:list-item>
      </text:list>
      <text:p text:style-name="P111"><text:span text:style-name="T5"/></text:p>
      <text:p text:style-name="P113"><text:span text:style-name="T5">Limites et Améliorations du SWOT :</text:span></text:p>
      <text:list xml:id="list2888797234890150860" text:style-name="L14">
        <text:list-item>
          <text:p text:style-name="P114"><text:span text:style-name="T5">Caractère description et subjectif</text:span></text:p>
        </text:list-item>
        <text:list-item>
          <text:p text:style-name="P114"><text:span text:style-name="T5">Caractère : bon ou mauvais des facteurs analysés limité</text:span></text:p>
        </text:list-item>
        <text:list-item>
          <text:p text:style-name="P114"><text:span text:style-name="T5">Rencontre des forces et menaces : facteurs clés de succès du secteur</text:span></text:p>
        </text:list-item>
        <text:list-item>
          <text:p text:style-name="P114"><text:span text:style-name="T5">Rencontre des forces et faiblesses maîtrise de ses facteurs clés de succès</text:span></text:p>
        </text:list-item>
      </text:list>
      <text:p text:style-name="P85"><text:soft-page-break/><text:span text:style-name="T5">Approche Porterienne</text:span></text:p>
      <text:p text:style-name="P85"><text:span text:style-name="T23">Analyse du contexte concurrentiel</text:span></text:p>
      <text:p text:style-name="P85"><text:span text:style-name="T23">Tout secteur d’activité s’insère dans une filière économique</text:span></text:p>
      <text:p text:style-name="P85"><text:span text:style-name="T23">3 dimensions de la filières pour comprendre son intérêt et son importance :</text:span></text:p>
      <text:list xml:id="list732750043015685057" text:style-name="L15">
        <text:list-item>
          <text:p text:style-name="P86"><text:span text:style-name="T23">Un ensemble d’opérations techniques</text:span></text:p>
        </text:list-item>
        <text:list-item>
          <text:p text:style-name="P86"><text:span text:style-name="T23">Un ensemble de relations économiques et de transactions commerciales</text:span></text:p>
        </text:list-item>
        <text:list-item>
          <text:p text:style-name="P86"><text:span text:style-name="T23">Un ensemble d’organisations qui gèrent la coordination des opérations techniques</text:span></text:p>
        </text:list-item>
      </text:list>
      <text:p text:style-name="P85"><text:span text:style-name="T23"/></text:p>
      <text:p text:style-name="P87"><text:span text:style-name="T5">Approche Ressources &amp; Compétences</text:span></text:p>
      <text:p text:style-name="P115"><text:span text:style-name="T5">Modèle Resource Based-View (RBV)</text:span></text:p>
      <text:p text:style-name="P116"><text:span text:style-name="T5">Il s’agit de comprendre le positionnement de l’entreprise à partir des ressources qu’elle dispose &amp; crée et des compétences qu’elle peut développer.</text:span></text:p>
      <text:p text:style-name="P117"><text:span text:style-name="T5">On s’intéresse aux spécificités de l’entreprise plutôt que celles de son secteur. C’est la combinaison unique des actifs (ressources + compétences) d’une firme associée ) leur caractéristique qui est à l’origine d’un avantage concurrentiel.</text:span></text:p>
      <text:list xml:id="list8828031654611936494" text:style-name="L16">
        <text:list-item>
          <text:p text:style-name="P119"><text:span text:style-name="T5">Ressources : tous les facteurs (tangibles et intangibles) détenus par une fime qui lui permettent de mettre en œuvre des stratégies améliorant sa performance. </text:span><text:span text:style-name="T32">Ce sont des actifs stratégiques</text:span></text:p>
          <text:list>
            <text:list-item>
              <text:p text:style-name="P121"><text:span text:style-name="T16">I</text:span><text:span text:style-name="T5">mmatérielles </text:span><text:span text:style-name="T16">(brevets, réputation, clientèle, etc)</text:span></text:p>
            </text:list-item>
            <text:list-item>
              <text:p text:style-name="P121"><text:span text:style-name="T5">Humaine</text:span><text:span text:style-name="T16">s</text:span></text:p>
            </text:list-item>
            <text:list-item>
              <text:p text:style-name="P121"><text:span text:style-name="T5">Financières</text:span></text:p>
            </text:list-item>
            <text:list-item>
              <text:p text:style-name="P121"><text:span text:style-name="T5">Physique</text:span><text:span text:style-name="T16">s</text:span></text:p>
            </text:list-item>
            <text:list-item>
              <text:p text:style-name="P122"><text:span text:style-name="T16">D</text:span><text:span text:style-name="T5">eux critères d’évaluation : la valeur pour le marché et son exclusivité pour l’entreprise</text:span></text:p>
            </text:list-item>
          </text:list>
        </text:list-item>
        <text:list-item>
          <text:p text:style-name="P118"><text:span text:style-name="T5">Compétence (capacités ou aptitudes) : facteurs permettant l’exploitation et l’exploration des ressources (apprentissage individuel et collectif). </text:span><text:span text:style-name="T33">C’est la manière de mettre en œuvre</text:span></text:p>
          <text:list>
            <text:list-item>
              <text:p text:style-name="P123"><text:span text:style-name="T5">Générales : finalisation des stratégies, organisation, </text:span><text:span text:style-name="T17">contrôle, information</text:span></text:p>
            </text:list-item>
            <text:list-item>
              <text:p text:style-name="P124"><text:span text:style-name="T5">Transversales : interne (développement de nouveaux produits, qualité, service client, etc) ou externe (gestion de la relation avec les sous-traitants et fournisseurs ou avec les clients, voir avec les partenaires).</text:span></text:p>
            </text:list-item>
            <text:list-item>
              <text:p text:style-name="P124"><text:span text:style-name="T5">Individuelles : savoirs, savoir-faire, savoir-être</text:span></text:p>
            </text:list-item>
            <text:list-item>
              <text:p text:style-name="P124"><text:soft-page-break/><text:span text:style-name="T5">Certaines sont distincitves et/ou stratégiques : compétences fondamentales (Hamel &amp; Prahalad, 1990)</text:span></text:p>
            </text:list-item>
          </text:list>
        </text:list-item>
      </text:list>
      <text:p text:style-name="P88"><text:span text:style-name="T5">A stratégies comparables et conditions concurrentielles identiques, deux entreprises n’obtiennent pas les mêmes résutlats.</text:span></text:p>
      <text:p text:style-name="P120"><text:span text:style-name="T5"/></text:p>
      <text:p text:style-name="P89"><text:span text:style-name="T5">La méthode PEST</text:span></text:p>
      <text:p text:style-name="P126"><text:span text:style-name="T5">Analyse externe :</text:span></text:p>
      <text:p text:style-name="P125"><text:span text:style-name="T5">Analyse interne en tant qu’analyse de processus et le reengineering.</text:span></text:p>
      <text:p text:style-name="P126"><text:span text:style-name="T5">Diagnostique → Stratégie</text:span></text:p>
      <text:p text:style-name="P145">Approche F<text:span text:style-name="T61">it</text:span> :</text:p>
      <text:p text:style-name="P150"><text:span text:style-name="T5">« What business are we in ? »</text:span></text:p>
      <text:p text:style-name="P150"><text:span text:style-name="T5">S-C-P (Structure-Conduct-Performance) : modèle des 5 forces</text:span></text:p>
      <text:p text:style-name="P151"><text:span text:style-name="T5">Quel est l’adéquation de l’entreprise ?</text:span></text:p>
      <text:p text:style-name="P151"><text:span text:style-name="T5">La stratégie comme tactique en fonction de l’environnement et des adversaires. </text:span><text:span text:style-name="T18">Comment j’adapte les ressources et compétences de l’entreprise ?</text:span></text:p>
      <text:p text:style-name="P156">Approche Intent :</text:p>
      <text:p text:style-name="P160"><text:span text:style-name="T5">« What are we able to make with what we have ? »</text:span></text:p>
      <text:p text:style-name="P161"><text:span text:style-name="T5">Approche RBV</text:span></text:p>
      <text:p text:style-name="P162"><text:span text:style-name="T5">La tactique est mise en place en fonction des ressources que l’on dispose. Ce n’est pas une adéquation mais une vision, une orientation que l’on souhaite donner. Ce n’est pas le mode « réponse à » mais plus « on construit en fonction </text:span><text:span text:style-name="T19">et</text:span><text:span text:style-name="T5"> au fur et à mesure ».</text:span></text:p>
      <text:p text:style-name="P163"><text:span text:style-name="T5">Plan &gt; Do &gt; Act &gt; Check</text:span></text:p>
      <text:p text:style-name="P152"><text:span text:style-name="T5"/></text:p>
      <text:p text:style-name="P157"><text:span text:style-name="T5">Retour sur les DAS</text:span><text:span text:style-name="T23"> (domaine d’activité stratégique)</text:span></text:p>
      <text:p text:style-name="P153"><text:span text:style-name="T5">L’entreprise en tant que fonction : crée-t-elle un besoin ? Répond-t-elle à ce besoin ?</text:span></text:p>
      <text:p text:style-name="P154"><text:span text:style-name="T5">Produit &lt;-&gt; Techno &gt; Marché </text:span><text:span text:style-name="T20">(</text:span><text:span text:style-name="T5">&lt;-&gt; </text:span><text:span text:style-name="T25">boucle avec</text:span><text:span text:style-name="T5"> Produit</text:span><text:span text:style-name="T20">) </text:span><text:span text:style-name="T21">= fonction – stratégies</text:span></text:p>
      <text:p text:style-name="P154"><text:span text:style-name="T21"/></text:p>
      <text:p text:style-name="P158"><text:span text:style-name="T21">M</text:span><text:span text:style-name="T5">atrice d’orientation stratégique du groupe Shell</text:span></text:p>
      <text:p text:style-name="P155"><text:span text:style-name="T5"/></text:p>
      <text:p text:style-name="P159"><text:span text:style-name="T5">Trajectoires de développement de l’entreprise</text:span></text:p>
      <text:list xml:id="list7390181799043134602" text:style-name="L17">
        <text:list-item>
          <text:p text:style-name="P127"><text:span text:style-name="T5">Entreprise = organisation en croissance et non un simple centre de décision sur les prix et quantités</text:span></text:p>
        </text:list-item>
        <text:list-item>
          <text:p text:style-name="P127"><text:soft-page-break/><text:span text:style-name="T5">Dynamisme : d’une position à un moment donné aux mouvements via les flux d’investissements au niveau des DAS</text:span></text:p>
        </text:list-item>
        <text:list-item>
          <text:p text:style-name="P127"><text:span text:style-name="T5">Réactif et/ou proactig ? → essence du management stratégique : rappel Intent / Fit</text:span></text:p>
        </text:list-item>
      </text:list>
      <text:p text:style-name="P128"><text:span text:style-name="T5"/></text:p>
      <text:p text:style-name="P129"><text:span text:style-name="T5">Inventaire des trajectoires de développement :</text:span></text:p>
      <table:table table:name="Tableau2" table:style-name="Tableau2">
        <table:table-column table:style-name="Tableau2.A" table:number-columns-repeated="3"/>
        <table:table-row table:style-name="Tableau2.1">
          <table:table-cell table:style-name="Tableau2.A1" office:value-type="string">
            <text:p text:style-name="P172">Missions \ Produits</text:p>
          </table:table-cell>
          <table:table-cell table:style-name="Tableau2.A1" office:value-type="string">
            <text:p text:style-name="P172">Actuel</text:p>
          </table:table-cell>
          <table:table-cell table:style-name="Tableau2.C1" office:value-type="string">
            <text:p text:style-name="P172">Nouveau</text:p>
          </table:table-cell>
        </table:table-row>
        <table:table-row table:style-name="Tableau2.2">
          <table:table-cell table:style-name="Tableau2.A2" office:value-type="string">
            <text:p text:style-name="P172">Actuelle</text:p>
          </table:table-cell>
          <table:table-cell table:style-name="Tableau2.B2" office:value-type="string">
            <text:p text:style-name="P172"><text:span text:style-name="T43">Pénétration</text:span> de marché</text:p>
          </table:table-cell>
          <table:table-cell table:style-name="Tableau2.C2" office:value-type="string">
            <text:p text:style-name="P172">Développement de Produit : <text:span text:style-name="T43">Expansion</text:span></text:p>
          </table:table-cell>
        </table:table-row>
        <table:table-row table:style-name="Tableau2.3">
          <table:table-cell table:style-name="Tableau2.A2" office:value-type="string">
            <text:p text:style-name="P172">Nouvelle</text:p>
          </table:table-cell>
          <table:table-cell table:style-name="Tableau2.B2" office:value-type="string">
            <text:p text:style-name="P172">Extension de marché : <text:span text:style-name="T43">Innovation</text:span></text:p>
          </table:table-cell>
          <table:table-cell table:style-name="Tableau2.C2" office:value-type="string">
            <text:p text:style-name="P171">Diversification</text:p>
          </table:table-cell>
        </table:table-row>
      </table:table>
      <text:p text:style-name="P129"/>
      <text:p text:style-name="P129"/>
      <text:p text:style-name="P90"><text:span text:style-name="T5">La pénétration</text:span></text:p>
      <text:list xml:id="list6184241786425371487" text:style-name="L19">
        <text:list-item>
          <text:list>
            <text:list-item>
              <text:p text:style-name="P130"><text:span text:style-name="T5">Entreprises naissantes</text:span></text:p>
            </text:list-item>
            <text:list-item>
              <text:p text:style-name="P130"><text:span text:style-name="T5">Concentration des ressources autour d’un objectif unique : faible complexité de gestion</text:span></text:p>
            </text:list-item>
            <text:list-item>
              <text:p text:style-name="P130"><text:span text:style-name="T5">Certaines entreprises peuvent garder leur stratégie initiale (Carrefour, Club Méditerranée)</text:span></text:p>
            </text:list-item>
            <text:list-item>
              <text:p text:style-name="P130"><text:span text:style-name="T24">Avantages </text:span><text:span text:style-name="T5">: Concentration des efforts sur des choix fondamentaux et leur mise en œuvre</text:span></text:p>
              <text:list>
                <text:list-item>
                  <text:p text:style-name="P130"><text:span text:style-name="T5">Développement d’une image unique</text:span></text:p>
                </text:list-item>
                <text:list-item>
                  <text:p text:style-name="P130"><text:span text:style-name="T5">Amélioration de la qualité des produits</text:span></text:p>
                </text:list-item>
                <text:list-item>
                  <text:p text:style-name="P130"><text:span text:style-name="T5">Action sur la structure des coûts</text:span></text:p>
                </text:list-item>
                <text:list-item>
                  <text:p text:style-name="P130"><text:span text:style-name="T5">Relation privilégiées avec les clients (connaissances des besoins et attentes)</text:span></text:p>
                </text:list-item>
                <text:list-item>
                  <text:p text:style-name="P130"><text:span text:style-name="T5">Faculté de compréhension et d’anticipation des grandes évolutions qui touchent la clientèle</text:span></text:p>
                </text:list-item>
              </text:list>
            </text:list-item>
            <text:list-item>
              <text:p text:style-name="P131"><text:span text:style-name="T24">Inconvénients :</text:span><text:span text:style-name="T5"> Concentration d’une activité principale sur la quasi-totalité de ses ressources</text:span></text:p>
              <text:list>
                <text:list-item>
                  <text:p text:style-name="P131"><text:span text:style-name="T5">Danger de la sur spécialisation des hommes et des moyens</text:span></text:p>
                </text:list-item>
                <text:list-item>
                  <text:p text:style-name="P131"><text:span text:style-name="T5">Centres de profit déséquilibrés</text:span></text:p>
                </text:list-item>
                <text:list-item>
                  <text:p text:style-name="P131"><text:soft-page-break/><text:span text:style-name="T5">Apparition d’une nouvelle techno, l’entré d’un concurrent puissant ou commencement de la phase de décl</text:span><text:span text:style-name="T22">i</text:span><text:span text:style-name="T5">n de l’industrie</text:span></text:p>
                </text:list-item>
              </text:list>
            </text:list-item>
            <text:list-item>
              <text:p text:style-name="P131"><text:span text:style-name="T24">Solution :</text:span><text:span text:style-name="T5"> analyser en permanence les opportunités et menaces afin de faire évoluer le portefeuille d’actifs (ressources et compétences) + DAS</text:span></text:p>
            </text:list-item>
          </text:list>
        </text:list-item>
      </text:list>
      <text:p text:style-name="P132"><text:span text:style-name="T5"/></text:p>
      <text:p text:style-name="P132"><text:span text:style-name="T5"/></text:p>
      <text:p text:style-name="P91"><text:span text:style-name="T5">Expansion</text:span></text:p>
      <text:list xml:id="list121124758792546" text:continue-numbering="true" text:style-name="L19">
        <text:list-item>
          <text:list>
            <text:list-item>
              <text:p text:style-name="P133"><text:span text:style-name="T5">L’entreprise maintient des positions sur ses marchés actuels tout en s’aventurant sur des nouveaux marchés avec les mêmes produits.</text:span></text:p>
            </text:list-item>
            <text:list-item>
              <text:p text:style-name="P133"><text:span text:style-name="T5">Entrée sur de nouveaux segments du marché d’origine</text:span></text:p>
            </text:list-item>
            <text:list-item>
              <text:p text:style-name="P133"><text:span text:style-name="T5">Exploitation de nouvelles utilisations de produits de l’entreprise</text:span></text:p>
            </text:list-item>
            <text:list-item>
              <text:p text:style-name="P133"><text:span text:style-name="T5">Accès à de nouveaux réseaux de distribution</text:span></text:p>
            </text:list-item>
            <text:list-item>
              <text:p text:style-name="P133"><text:span text:style-name="T5">Déploiement de l’entreprise sur de nouvelles zones géographiques</text:span></text:p>
            </text:list-item>
            <text:list-item>
              <text:p text:style-name="P134"><text:span text:style-name="T24">Avantages :</text:span><text:span text:style-name="T5"> </text:span></text:p>
              <text:list>
                <text:list-item>
                  <text:p text:style-name="P134"><text:span text:style-name="T5">Adapté aux secteur à forte intensité capitalistique</text:span></text:p>
                </text:list-item>
                <text:list-item>
                  <text:p text:style-name="P134"><text:span text:style-name="T5">Internationalisation (= souvent la stratégie préférée)</text:span></text:p>
                </text:list-item>
              </text:list>
            </text:list-item>
            <text:list-item>
              <text:p text:style-name="P134"><text:span text:style-name="T24">Inconvénients :</text:span><text:span text:style-name="T5"> </text:span></text:p>
              <text:list>
                <text:list-item>
                  <text:p text:style-name="P135"><text:span text:style-name="T5">Danger culturel</text:span></text:p>
                </text:list-item>
              </text:list>
            </text:list-item>
          </text:list>
        </text:list-item>
      </text:list>
      <text:p text:style-name="P136"/>
      <text:p text:style-name="P136"/>
      <text:p text:style-name="P92">Diversification</text:p>
      <text:p text:style-name="P92"/>
      <text:p text:style-name="P93">L’innovation</text:p>
      <text:p text:style-name="P137">Penser la stratégie d’internationalisation. Dans cette stratégie de diversification, il faut penser le développement comme la conduite de nouvelles activités. Mission nouvelle, produit nouveau, approche conglomérale souvent avec de nouveaux secteurs au sein d’un même groupe. Vise à répartir les activités et réfléchir à la relation couple produit.</text:p>
      <text:p text:style-name="P137">Approche de considérer tous les risques potentiels et probables au sein de la strat de diversification.</text:p>
      <text:p text:style-name="P137">Enfin dernière forme de stratégie: innovation. Penser la stratégie d’innovation: penser la stratégie de développement.</text:p>
      <text:p text:style-name="P137"/>
      <text:p text:style-name="P94"><text:soft-page-break/>The face to face management thinking</text:p>
      <text:p text:style-name="P137">Penser la stratégie de l’entreprise: être dans le management. Penser l’entreprise dans l’organisation d’un face à face. Faire face à l’interne, à l’externe, à l’individu, l’entité, le collaborateur.</text:p>
      <text:p text:style-name="P137">Toute la logique de management est une logique de face à face. Ne pas réfléchir à la strat en matière d’innovation, mais face to face.</text:p>
      <text:p text:style-name="P137">Principes du face to face management: conna<text:span text:style-name="T62">î</text:span>tre son aptitude.</text:p>
      <text:p text:style-name="P137">Transactional analysis: identify the structure of one’s personality </text:p>
      <text:p text:style-name="P95">7 habits for management</text:p>
      <text:list xml:id="list6967307239395775755" text:style-name="L22">
        <text:list-item>
          <text:p text:style-name="P139">proactive</text:p>
        </text:list-item>
        <text:list-item>
          <text:p text:style-name="P139">begin with the end of mind</text:p>
        </text:list-item>
        <text:list-item>
          <text:p text:style-name="P139">put first things first</text:p>
        </text:list-item>
        <text:list-item>
          <text:p text:style-name="P139">think win/win</text:p>
        </text:list-item>
        <text:list-item>
          <text:p text:style-name="P139">seek first to undestand and then to be undestood</text:p>
        </text:list-item>
        <text:list-item>
          <text:p text:style-name="P139">syngergise</text:p>
        </text:list-item>
        <text:list-item>
          <text:p text:style-name="P139">sharpen the saw (ie. Physically, mentally, emotionally and spiritually)</text:p>
        </text:list-item>
      </text:list>
      <text:p text:style-name="P138">→<text:span text:style-name="T63"> Il faut aussi du Coaching</text:span></text:p>
      <text:p text:style-name="P96">5 function for management</text:p>
      <text:list xml:id="list735020065550310684" text:style-name="L23">
        <text:list-item>
          <text:p text:style-name="P141">organise</text:p>
        </text:list-item>
        <text:list-item>
          <text:p text:style-name="P141">decide</text:p>
        </text:list-item>
        <text:list-item>
          <text:p text:style-name="P141">lead</text:p>
        </text:list-item>
        <text:list-item>
          <text:p text:style-name="P141">monitor</text:p>
        </text:list-item>
        <text:list-item>
          <text:p text:style-name="P141">acti<text:span text:style-name="T64">c</text:span>ipate</text:p>
        </text:list-item>
      </text:list>
      <text:p text:style-name="P140"/>
      <text:p text:style-name="P97">For Critical Thinkers, managing their collaborators</text:p>
      <text:p text:style-name="P98">SMART objectives</text:p>
      <text:list xml:id="list2831968568121970396" text:style-name="L24">
        <text:list-item>
          <text:p text:style-name="P142">Specific</text:p>
        </text:list-item>
        <text:list-item>
          <text:p text:style-name="P142">Measurable</text:p>
        </text:list-item>
        <text:list-item>
          <text:p text:style-name="P142">Achievable</text:p>
        </text:list-item>
        <text:list-item>
          <text:p text:style-name="P142">Realistic</text:p>
        </text:list-item>
        <text:list-item>
          <text:p text:style-name="P142">Timebound</text:p>
        </text:list-item>
      </text:list>
      <text:p text:style-name="P99"><text:soft-page-break/>For cr<text:span text:style-name="T65">i</text:span>tical thinkers, managing a team</text:p>
      <text:p text:style-name="P147">Creating a complementary team</text:p>
      <text:p text:style-name="P148">Creating motivation to lead the team</text:p>
      <text:p text:style-name="P149">Clear and understandable Communication between people</text:p>
      <text:p text:style-name="P100">For critical thinkers, the relation to the environement</text:p>
      <text:p text:style-name="P101">The SPRI method</text:p>
      <text:list xml:id="list6020273155206709645" text:style-name="L25">
        <text:list-item>
          <text:p text:style-name="P144">Solution</text:p>
        </text:list-item>
        <text:list-item>
          <text:p text:style-name="P144">Problem</text:p>
        </text:list-item>
        <text:list-item>
          <text:p text:style-name="P144">Resolution (résoudre le pb)</text:p>
        </text:list-item>
        <text:list-item>
          <text:p text:style-name="P144">Information</text:p>
        </text:list-item>
      </text:list>
      <text:p text:style-name="P143"/>
      <text:p text:style-name="P1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style:font-name="Source Sans Pro" fo:font-size="10.5pt" officeooo:rsid="00583be5" officeooo:paragraph-rsid="00583be5"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page-layout style:name="Mpm1">
      <style:page-layout-properties fo:page-width="21.001cm" fo:page-height="29.7cm" style:num-format="1" style:print-orientation="portrait" fo:margin-top="1cm" fo:margin-bottom="1cm" fo:margin-left="3.5cm" fo:margin-right="2.7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anagement</text:p>
      </style:header>
      <style:footer>
        <text:p text:style-name="MP2"><text:page-number text:select-page="current">13</text:page-number>/<text:page-count>15</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4-06T12:11:23.997000000</dc:date>
    <meta:editing-duration>PT14H2M27S</meta:editing-duration>
    <meta:editing-cycles>379</meta:editing-cycles>
    <meta:generator>LibreOffice/5.1.1.3$Windows_x86 LibreOffice_project/89f508ef3ecebd2cfb8e1def0f0ba9a803b88a6d</meta:generator>
    <meta:document-statistic meta:table-count="2" meta:image-count="0" meta:object-count="0" meta:page-count="15" meta:paragraph-count="312" meta:word-count="3174" meta:character-count="20223" meta:non-whitespace-character-count="17495"/>
  </office:meta>
</office:document-meta>
</file>